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4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0">
      <style:table-cell-properties fo:background-color="#999999"/>
    </style:style>
    <style:style style:name="ce5" style:family="table-cell" style:parent-style-name="Default" style:data-style-name="N0">
      <style:table-cell-properties fo:background-color="#ffff99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1"/>
        <table:table-column table:style-name="co4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8">
          <table:table-cell table:number-columns-repeated="31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ddition</text:p>
          </table:table-cell>
          <table:table-cell table:number-columns-repeated="9"/>
          <table:table-cell office:value-type="string" calcext:value-type="string">
            <text:p>doubling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1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w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float" office:value="2325" calcext:value-type="float">
            <text:p>2325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14]*CEILING([.$H$11]/([.H$13]*[.$G14]))" office:value-type="float" office:value="192" calcext:value-type="float">
            <text:p>192</text:p>
          </table:table-cell>
          <table:table-cell table:formula="of:=[.$G14]*CEILING([.$H$11]/([.I$13]*[.$G14]))" office:value-type="float" office:value="128" calcext:value-type="float">
            <text:p>128</text:p>
          </table:table-cell>
          <table:table-cell table:formula="of:=[.$G14]*CEILING([.$H$11]/([.J$13]*[.$G14]))" office:value-type="float" office:value="96" calcext:value-type="float">
            <text:p>96</text:p>
          </table:table-cell>
          <table:table-cell table:formula="of:=[.$G14]*CEILING([.$H$11]/([.K$13]*[.$G14]))" office:value-type="float" office:value="77" calcext:value-type="float">
            <text:p>77</text:p>
          </table:table-cell>
          <table:table-cell table:formula="of:=[.$G14]*CEILING([.$H$11]/([.L$13]*[.$G14]))" office:value-type="float" office:value="64" calcext:value-type="float">
            <text:p>64</text:p>
          </table:table-cell>
          <table:table-cell table:formula="of:=[.$G14]*CEILING([.$H$11]/([.M$13]*[.$G14]))" office:value-type="float" office:value="55" calcext:value-type="float">
            <text:p>55</text:p>
          </table:table-cell>
          <table:table-cell table:formula="of:=[.$G14]*CEILING([.$H$11]/([.N$13]*[.$G14]))" office:value-type="float" office:value="48" calcext:value-type="float">
            <text:p>48</text:p>
          </table:table-cell>
          <table:table-cell table:formula="of:=[.$G14]*CEILING([.$H$11]/([.O$13]*[.$G14]))" office:value-type="float" office:value="43" calcext:value-type="float">
            <text:p>43</text:p>
          </table:table-cell>
          <table:table-cell table:formula="of:=[.$G14]*CEILING([.$H$11]/([.P$13]*[.$G14]))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formula="of:=CEILING([.$H$11]/([.S$13]*[.$G14]))" office:value-type="float" office:value="192" calcext:value-type="float">
            <text:p>192</text:p>
          </table:table-cell>
          <table:table-cell table:formula="of:=CEILING([.$H$11]/([.T$13]*[.$G14]))" office:value-type="float" office:value="128" calcext:value-type="float">
            <text:p>128</text:p>
          </table:table-cell>
          <table:table-cell table:formula="of:=CEILING([.$H$11]/([.U$13]*[.$G14]))" office:value-type="float" office:value="96" calcext:value-type="float">
            <text:p>96</text:p>
          </table:table-cell>
          <table:table-cell table:formula="of:=CEILING([.$H$11]/([.V$13]*[.$G14]))" office:value-type="float" office:value="77" calcext:value-type="float">
            <text:p>77</text:p>
          </table:table-cell>
          <table:table-cell table:formula="of:=CEILING([.$H$11]/([.W$13]*[.$G14]))" office:value-type="float" office:value="64" calcext:value-type="float">
            <text:p>64</text:p>
          </table:table-cell>
          <table:table-cell table:formula="of:=CEILING([.$H$11]/([.X$13]*[.$G14]))" office:value-type="float" office:value="55" calcext:value-type="float">
            <text:p>55</text:p>
          </table:table-cell>
          <table:table-cell table:formula="of:=CEILING([.$H$11]/([.Y$13]*[.$G14]))" office:value-type="float" office:value="48" calcext:value-type="float">
            <text:p>48</text:p>
          </table:table-cell>
          <table:table-cell table:formula="of:=CEILING([.$H$11]/([.Z$13]*[.$G14]))" office:value-type="float" office:value="43" calcext:value-type="float">
            <text:p>43</text:p>
          </table:table-cell>
          <table:table-cell table:formula="of:=CEILING([.$H$11]/([.AA$13]*[.$G14]))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*([.$D$14]+500)+[.S14]*[.$D$13]+200000" office:value-type="float" office:value="1216640" calcext:value-type="float">
            <text:p>1216640</text:p>
          </table:table-cell>
          <table:table-cell table:formula="of:=[.I14]*([.$D$14]+500)+[.T14]*[.$D$13]+200000" office:value-type="float" office:value="877760" calcext:value-type="float">
            <text:p>877760</text:p>
          </table:table-cell>
          <table:table-cell table:style-name="Default" table:formula="of:=[.J14]*([.$D$14]+500)+[.U14]*[.$D$13]+200000" office:value-type="float" office:value="708320" calcext:value-type="float">
            <text:p>708320</text:p>
          </table:table-cell>
          <table:table-cell table:style-name="Default" table:formula="of:=[.K14]*([.$D$14]+500)+[.V14]*[.$D$13]+200000" office:value-type="float" office:value="607715" calcext:value-type="float">
            <text:p>607715</text:p>
          </table:table-cell>
          <table:table-cell table:formula="of:=[.L14]*([.$D$14]+760)+[.W14]*[.$D$13]+200000" office:value-type="float" office:value="555520" calcext:value-type="float">
            <text:p>555520</text:p>
          </table:table-cell>
          <table:table-cell table:style-name="Default" table:formula="of:=[.M14]*([.$D$14]+1310)+[.X14]*[.$D$13]+200000" office:value-type="float" office:value="535775" calcext:value-type="float">
            <text:p>535775</text:p>
          </table:table-cell>
          <table:table-cell table:style-name="Default" table:formula="of:=[.N14]*([.$D$14]+2400)+[.Y14]*[.$D$13]+200000" office:value-type="float" office:value="545360" calcext:value-type="float">
            <text:p>545360</text:p>
          </table:table-cell>
          <table:table-cell table:formula="of:=[.O14]*([.$D$14]+4600)+[.Z14]*[.$D$13]+200000" office:value-type="float" office:value="603985" calcext:value-type="float">
            <text:p>60398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[.$G15]*CEILING([.$H$11]/([.H$13]*[.$G15]))" office:value-type="float" office:value="192" calcext:value-type="float">
            <text:p>192</text:p>
          </table:table-cell>
          <table:table-cell table:formula="of:=[.$G15]*CEILING([.$H$11]/([.I$13]*[.$G15]))" office:value-type="float" office:value="128" calcext:value-type="float">
            <text:p>128</text:p>
          </table:table-cell>
          <table:table-cell table:formula="of:=[.$G15]*CEILING([.$H$11]/([.J$13]*[.$G15]))" office:value-type="float" office:value="96" calcext:value-type="float">
            <text:p>96</text:p>
          </table:table-cell>
          <table:table-cell table:formula="of:=[.$G15]*CEILING([.$H$11]/([.K$13]*[.$G15]))" office:value-type="float" office:value="78" calcext:value-type="float">
            <text:p>78</text:p>
          </table:table-cell>
          <table:table-cell table:formula="of:=[.$G15]*CEILING([.$H$11]/([.L$13]*[.$G15]))" office:value-type="float" office:value="64" calcext:value-type="float">
            <text:p>64</text:p>
          </table:table-cell>
          <table:table-cell table:formula="of:=[.$G15]*CEILING([.$H$11]/([.M$13]*[.$G15]))" office:value-type="float" office:value="56" calcext:value-type="float">
            <text:p>56</text:p>
          </table:table-cell>
          <table:table-cell table:formula="of:=[.$G15]*CEILING([.$H$11]/([.N$13]*[.$G15]))" office:value-type="float" office:value="48" calcext:value-type="float">
            <text:p>48</text:p>
          </table:table-cell>
          <table:table-cell table:formula="of:=[.$G15]*CEILING([.$H$11]/([.O$13]*[.$G15]))" office:value-type="float" office:value="44" calcext:value-type="float">
            <text:p>44</text:p>
          </table:table-cell>
          <table:table-cell table:formula="of:=[.$G15]*CEILING([.$H$11]/([.P$13]*[.$G15]))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formula="of:=CEILING([.$H$11]/([.S$13]*[.$G15]))" office:value-type="float" office:value="96" calcext:value-type="float">
            <text:p>96</text:p>
          </table:table-cell>
          <table:table-cell table:formula="of:=CEILING([.$H$11]/([.T$13]*[.$G15]))" office:value-type="float" office:value="64" calcext:value-type="float">
            <text:p>64</text:p>
          </table:table-cell>
          <table:table-cell table:formula="of:=CEILING([.$H$11]/([.U$13]*[.$G15]))" office:value-type="float" office:value="48" calcext:value-type="float">
            <text:p>48</text:p>
          </table:table-cell>
          <table:table-cell table:formula="of:=CEILING([.$H$11]/([.V$13]*[.$G15]))" office:value-type="float" office:value="39" calcext:value-type="float">
            <text:p>39</text:p>
          </table:table-cell>
          <table:table-cell table:formula="of:=CEILING([.$H$11]/([.W$13]*[.$G15]))" office:value-type="float" office:value="32" calcext:value-type="float">
            <text:p>32</text:p>
          </table:table-cell>
          <table:table-cell table:formula="of:=CEILING([.$H$11]/([.X$13]*[.$G15]))" office:value-type="float" office:value="28" calcext:value-type="float">
            <text:p>28</text:p>
          </table:table-cell>
          <table:table-cell table:formula="of:=CEILING([.$H$11]/([.Y$13]*[.$G15]))" office:value-type="float" office:value="24" calcext:value-type="float">
            <text:p>24</text:p>
          </table:table-cell>
          <table:table-cell table:formula="of:=CEILING([.$H$11]/([.Z$13]*[.$G15]))" office:value-type="float" office:value="22" calcext:value-type="float">
            <text:p>22</text:p>
          </table:table-cell>
          <table:table-cell table:formula="of:=CEILING([.$H$11]/([.AA$13]*[.$G15]))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15]*([.$D$14]+500)+[.S15]*[.$D$13]+200000" office:value-type="float" office:value="993440" calcext:value-type="float">
            <text:p>993440</text:p>
          </table:table-cell>
          <table:table-cell table:formula="of:=[.I15]*([.$D$14]+500)+[.T15]*[.$D$13]+200000" office:value-type="float" office:value="728960" calcext:value-type="float">
            <text:p>728960</text:p>
          </table:table-cell>
          <table:table-cell table:style-name="ce2" table:formula="of:=[.J15]*([.$D$14]+500)+[.U15]*[.$D$13]+200000" office:value-type="float" office:value="596720" calcext:value-type="float">
            <text:p>596720</text:p>
          </table:table-cell>
          <table:table-cell table:style-name="ce2" table:formula="of:=[.K15]*([.$D$14]+500)+[.V15]*[.$D$13]+200000" office:value-type="float" office:value="522335" calcext:value-type="float">
            <text:p>522335</text:p>
          </table:table-cell>
          <table:table-cell table:style-name="ce2" table:formula="of:=[.L15]*([.$D$14]+760)+[.W15]*[.$D$13]+200000" office:value-type="float" office:value="481120" calcext:value-type="float">
            <text:p>481120</text:p>
          </table:table-cell>
          <table:table-cell table:style-name="ce2" table:formula="of:=[.M15]*([.$D$14]+1310)+[.X15]*[.$D$13]+200000" office:value-type="float" office:value="476780" calcext:value-type="float">
            <text:p>476780</text:p>
          </table:table-cell>
          <table:table-cell table:style-name="ce2" table:formula="of:=[.N15]*([.$D$14]+2400)+[.Y15]*[.$D$13]+200000" office:value-type="float" office:value="489560" calcext:value-type="float">
            <text:p>489560</text:p>
          </table:table-cell>
          <table:table-cell table:formula="of:=[.O15]*([.$D$14]+4600)+[.Z15]*[.$D$13]+200000" office:value-type="float" office:value="562230" calcext:value-type="float">
            <text:p>56223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16]*CEILING([.$H$11]/([.H$13]*[.$G16]))" office:value-type="float" office:value="192" calcext:value-type="float">
            <text:p>192</text:p>
          </table:table-cell>
          <table:table-cell table:formula="of:=[.$G16]*CEILING([.$H$11]/([.I$13]*[.$G16]))" office:value-type="float" office:value="129" calcext:value-type="float">
            <text:p>129</text:p>
          </table:table-cell>
          <table:table-cell table:formula="of:=[.$G16]*CEILING([.$H$11]/([.J$13]*[.$G16]))" office:value-type="float" office:value="96" calcext:value-type="float">
            <text:p>96</text:p>
          </table:table-cell>
          <table:table-cell table:formula="of:=[.$G16]*CEILING([.$H$11]/([.K$13]*[.$G16]))" office:value-type="float" office:value="78" calcext:value-type="float">
            <text:p>78</text:p>
          </table:table-cell>
          <table:table-cell table:formula="of:=[.$G16]*CEILING([.$H$11]/([.L$13]*[.$G16]))" office:value-type="float" office:value="66" calcext:value-type="float">
            <text:p>66</text:p>
          </table:table-cell>
          <table:table-cell table:formula="of:=[.$G16]*CEILING([.$H$11]/([.M$13]*[.$G16]))" office:value-type="float" office:value="57" calcext:value-type="float">
            <text:p>57</text:p>
          </table:table-cell>
          <table:table-cell table:formula="of:=[.$G16]*CEILING([.$H$11]/([.N$13]*[.$G16]))" office:value-type="float" office:value="48" calcext:value-type="float">
            <text:p>48</text:p>
          </table:table-cell>
          <table:table-cell table:formula="of:=[.$G16]*CEILING([.$H$11]/([.O$13]*[.$G16]))" office:value-type="float" office:value="45" calcext:value-type="float">
            <text:p>45</text:p>
          </table:table-cell>
          <table:table-cell table:formula="of:=[.$G16]*CEILING([.$H$11]/([.P$13]*[.$G16]))"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table:formula="of:=CEILING([.$H$11]/([.S$13]*[.$G16]))" office:value-type="float" office:value="64" calcext:value-type="float">
            <text:p>64</text:p>
          </table:table-cell>
          <table:table-cell table:formula="of:=CEILING([.$H$11]/([.T$13]*[.$G16]))" office:value-type="float" office:value="43" calcext:value-type="float">
            <text:p>43</text:p>
          </table:table-cell>
          <table:table-cell table:formula="of:=CEILING([.$H$11]/([.U$13]*[.$G16]))" office:value-type="float" office:value="32" calcext:value-type="float">
            <text:p>32</text:p>
          </table:table-cell>
          <table:table-cell table:formula="of:=CEILING([.$H$11]/([.V$13]*[.$G16]))" office:value-type="float" office:value="26" calcext:value-type="float">
            <text:p>26</text:p>
          </table:table-cell>
          <table:table-cell table:formula="of:=CEILING([.$H$11]/([.W$13]*[.$G16]))" office:value-type="float" office:value="22" calcext:value-type="float">
            <text:p>22</text:p>
          </table:table-cell>
          <table:table-cell table:formula="of:=CEILING([.$H$11]/([.X$13]*[.$G16]))" office:value-type="float" office:value="19" calcext:value-type="float">
            <text:p>19</text:p>
          </table:table-cell>
          <table:table-cell table:formula="of:=CEILING([.$H$11]/([.Y$13]*[.$G16]))" office:value-type="float" office:value="16" calcext:value-type="float">
            <text:p>16</text:p>
          </table:table-cell>
          <table:table-cell table:formula="of:=CEILING([.$H$11]/([.Z$13]*[.$G16]))" office:value-type="float" office:value="15" calcext:value-type="float">
            <text:p>15</text:p>
          </table:table-cell>
          <table:table-cell table:formula="of:=CEILING([.$H$11]/([.AA$13]*[.$G16]))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6]*([.$D$14]+500)+[.S16]*[.$D$13]+200000" office:value-type="float" office:value="919040" calcext:value-type="float">
            <text:p>919040</text:p>
          </table:table-cell>
          <table:table-cell table:formula="of:=[.I16]*([.$D$14]+500)+[.T16]*[.$D$13]+200000" office:value-type="float" office:value="683105" calcext:value-type="float">
            <text:p>683105</text:p>
          </table:table-cell>
          <table:table-cell table:style-name="ce2" table:formula="of:=[.J16]*([.$D$14]+500)+[.U16]*[.$D$13]+200000" office:value-type="float" office:value="559520" calcext:value-type="float">
            <text:p>559520</text:p>
          </table:table-cell>
          <table:table-cell table:style-name="ce2" table:formula="of:=[.K16]*([.$D$14]+500)+[.V16]*[.$D$13]+200000" office:value-type="float" office:value="492110" calcext:value-type="float">
            <text:p>492110</text:p>
          </table:table-cell>
          <table:table-cell table:style-name="ce2" table:formula="of:=[.L16]*([.$D$14]+760)+[.W16]*[.$D$13]+200000" office:value-type="float" office:value="464330" calcext:value-type="float">
            <text:p>464330</text:p>
          </table:table-cell>
          <table:table-cell table:style-name="ce2" table:formula="of:=[.M16]*([.$D$14]+1310)+[.X16]*[.$D$13]+200000" office:value-type="float" office:value="459635" calcext:value-type="float">
            <text:p>459635</text:p>
          </table:table-cell>
          <table:table-cell table:style-name="ce2" table:formula="of:=[.N16]*([.$D$14]+2400)+[.Y16]*[.$D$13]+200000" office:value-type="float" office:value="470960" calcext:value-type="float">
            <text:p>470960</text:p>
          </table:table-cell>
          <table:table-cell table:formula="of:=[.O16]*([.$D$14]+4600)+[.Z16]*[.$D$13]+200000" office:value-type="float" office:value="553025" calcext:value-type="float">
            <text:p>553025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17]*CEILING([.$H$11]/([.H$13]*[.$G17]))" office:value-type="float" office:value="192" calcext:value-type="float">
            <text:p>192</text:p>
          </table:table-cell>
          <table:table-cell table:formula="of:=[.$G17]*CEILING([.$H$11]/([.I$13]*[.$G17]))" office:value-type="float" office:value="128" calcext:value-type="float">
            <text:p>128</text:p>
          </table:table-cell>
          <table:table-cell table:formula="of:=[.$G17]*CEILING([.$H$11]/([.J$13]*[.$G17]))" office:value-type="float" office:value="96" calcext:value-type="float">
            <text:p>96</text:p>
          </table:table-cell>
          <table:table-cell table:formula="of:=[.$G17]*CEILING([.$H$11]/([.K$13]*[.$G17]))" office:value-type="float" office:value="80" calcext:value-type="float">
            <text:p>80</text:p>
          </table:table-cell>
          <table:table-cell table:formula="of:=[.$G17]*CEILING([.$H$11]/([.L$13]*[.$G17]))" office:value-type="float" office:value="64" calcext:value-type="float">
            <text:p>64</text:p>
          </table:table-cell>
          <table:table-cell table:formula="of:=[.$G17]*CEILING([.$H$11]/([.M$13]*[.$G17]))" office:value-type="float" office:value="56" calcext:value-type="float">
            <text:p>56</text:p>
          </table:table-cell>
          <table:table-cell table:formula="of:=[.$G17]*CEILING([.$H$11]/([.N$13]*[.$G17]))" office:value-type="float" office:value="48" calcext:value-type="float">
            <text:p>48</text:p>
          </table:table-cell>
          <table:table-cell table:formula="of:=[.$G17]*CEILING([.$H$11]/([.O$13]*[.$G17]))" office:value-type="float" office:value="44" calcext:value-type="float">
            <text:p>44</text:p>
          </table:table-cell>
          <table:table-cell table:formula="of:=[.$G17]*CEILING([.$H$11]/([.P$13]*[.$G17]))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CEILING([.$H$11]/([.S$13]*[.$G17]))" office:value-type="float" office:value="48" calcext:value-type="float">
            <text:p>48</text:p>
          </table:table-cell>
          <table:table-cell table:formula="of:=CEILING([.$H$11]/([.T$13]*[.$G17]))" office:value-type="float" office:value="32" calcext:value-type="float">
            <text:p>32</text:p>
          </table:table-cell>
          <table:table-cell table:formula="of:=CEILING([.$H$11]/([.U$13]*[.$G17]))" office:value-type="float" office:value="24" calcext:value-type="float">
            <text:p>24</text:p>
          </table:table-cell>
          <table:table-cell table:formula="of:=CEILING([.$H$11]/([.V$13]*[.$G17]))" office:value-type="float" office:value="20" calcext:value-type="float">
            <text:p>20</text:p>
          </table:table-cell>
          <table:table-cell table:formula="of:=CEILING([.$H$11]/([.W$13]*[.$G17]))" office:value-type="float" office:value="16" calcext:value-type="float">
            <text:p>16</text:p>
          </table:table-cell>
          <table:table-cell table:formula="of:=CEILING([.$H$11]/([.X$13]*[.$G17]))" office:value-type="float" office:value="14" calcext:value-type="float">
            <text:p>14</text:p>
          </table:table-cell>
          <table:table-cell table:formula="of:=CEILING([.$H$11]/([.Y$13]*[.$G17]))" office:value-type="float" office:value="12" calcext:value-type="float">
            <text:p>12</text:p>
          </table:table-cell>
          <table:table-cell table:formula="of:=CEILING([.$H$11]/([.Z$13]*[.$G17]))" office:value-type="float" office:value="11" calcext:value-type="float">
            <text:p>11</text:p>
          </table:table-cell>
          <table:table-cell table:formula="of:=CEILING([.$H$11]/([.AA$13]*[.$G17])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7]*([.$D$14]+500)+[.S17]*[.$D$13]+200000" office:value-type="float" office:value="881840" calcext:value-type="float">
            <text:p>881840</text:p>
          </table:table-cell>
          <table:table-cell table:formula="of:=[.I17]*([.$D$14]+500)+[.T17]*[.$D$13]+200000" office:value-type="float" office:value="654560" calcext:value-type="float">
            <text:p>654560</text:p>
          </table:table-cell>
          <table:table-cell table:style-name="ce2" table:formula="of:=[.J17]*([.$D$14]+500)+[.U17]*[.$D$13]+200000" office:value-type="float" office:value="540920" calcext:value-type="float">
            <text:p>540920</text:p>
          </table:table-cell>
          <table:table-cell table:style-name="ce3" table:formula="of:=[.K17]*([.$D$14]+500)+[.V17]*[.$D$13]+200000" office:value-type="float" office:value="484100" calcext:value-type="float">
            <text:p>484100</text:p>
          </table:table-cell>
          <table:table-cell table:style-name="ce3" table:formula="of:=[.L17]*([.$D$14]+760)+[.W17]*[.$D$13]+200000" office:value-type="float" office:value="443920" calcext:value-type="float">
            <text:p>443920</text:p>
          </table:table-cell>
          <table:table-cell table:style-name="ce3" table:formula="of:=[.M17]*([.$D$14]+1310)+[.X17]*[.$D$13]+200000" office:value-type="float" office:value="444230" calcext:value-type="float">
            <text:p>444230</text:p>
          </table:table-cell>
          <table:table-cell table:style-name="ce3" table:formula="of:=[.N17]*([.$D$14]+2400)+[.Y17]*[.$D$13]+200000" office:value-type="float" office:value="461660" calcext:value-type="float">
            <text:p>461660</text:p>
          </table:table-cell>
          <table:table-cell table:formula="of:=[.O17]*([.$D$14]+4600)+[.Z17]*[.$D$13]+200000" office:value-type="float" office:value="536655" calcext:value-type="float">
            <text:p>5366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G18]*CEILING([.$H$11]/([.H$13]*[.$G18]))" office:value-type="float" office:value="195" calcext:value-type="float">
            <text:p>195</text:p>
          </table:table-cell>
          <table:table-cell table:formula="of:=[.$G18]*CEILING([.$H$11]/([.I$13]*[.$G18]))" office:value-type="float" office:value="130" calcext:value-type="float">
            <text:p>130</text:p>
          </table:table-cell>
          <table:table-cell table:formula="of:=[.$G18]*CEILING([.$H$11]/([.J$13]*[.$G18]))" office:value-type="float" office:value="100" calcext:value-type="float">
            <text:p>100</text:p>
          </table:table-cell>
          <table:table-cell table:formula="of:=[.$G18]*CEILING([.$H$11]/([.K$13]*[.$G18]))" office:value-type="float" office:value="80" calcext:value-type="float">
            <text:p>80</text:p>
          </table:table-cell>
          <table:table-cell table:formula="of:=[.$G18]*CEILING([.$H$11]/([.L$13]*[.$G18]))" office:value-type="float" office:value="65" calcext:value-type="float">
            <text:p>65</text:p>
          </table:table-cell>
          <table:table-cell table:formula="of:=[.$G18]*CEILING([.$H$11]/([.M$13]*[.$G18]))" office:value-type="float" office:value="55" calcext:value-type="float">
            <text:p>55</text:p>
          </table:table-cell>
          <table:table-cell table:formula="of:=[.$G18]*CEILING([.$H$11]/([.N$13]*[.$G18]))" office:value-type="float" office:value="50" calcext:value-type="float">
            <text:p>50</text:p>
          </table:table-cell>
          <table:table-cell table:formula="of:=[.$G18]*CEILING([.$H$11]/([.O$13]*[.$G18]))" office:value-type="float" office:value="45" calcext:value-type="float">
            <text:p>45</text:p>
          </table:table-cell>
          <table:table-cell table:formula="of:=[.$G18]*CEILING([.$H$11]/([.P$13]*[.$G18]))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CEILING([.$H$11]/([.S$13]*[.$G18]))" office:value-type="float" office:value="39" calcext:value-type="float">
            <text:p>39</text:p>
          </table:table-cell>
          <table:table-cell table:formula="of:=CEILING([.$H$11]/([.T$13]*[.$G18]))" office:value-type="float" office:value="26" calcext:value-type="float">
            <text:p>26</text:p>
          </table:table-cell>
          <table:table-cell table:formula="of:=CEILING([.$H$11]/([.U$13]*[.$G18]))" office:value-type="float" office:value="20" calcext:value-type="float">
            <text:p>20</text:p>
          </table:table-cell>
          <table:table-cell table:formula="of:=CEILING([.$H$11]/([.V$13]*[.$G18]))" office:value-type="float" office:value="16" calcext:value-type="float">
            <text:p>16</text:p>
          </table:table-cell>
          <table:table-cell table:formula="of:=CEILING([.$H$11]/([.W$13]*[.$G18]))" office:value-type="float" office:value="13" calcext:value-type="float">
            <text:p>13</text:p>
          </table:table-cell>
          <table:table-cell table:formula="of:=CEILING([.$H$11]/([.X$13]*[.$G18]))" office:value-type="float" office:value="11" calcext:value-type="float">
            <text:p>11</text:p>
          </table:table-cell>
          <table:table-cell table:formula="of:=CEILING([.$H$11]/([.Y$13]*[.$G18]))" office:value-type="float" office:value="10" calcext:value-type="float">
            <text:p>10</text:p>
          </table:table-cell>
          <table:table-cell table:formula="of:=CEILING([.$H$11]/([.Z$13]*[.$G18]))" office:value-type="float" office:value="9" calcext:value-type="float">
            <text:p>9</text:p>
          </table:table-cell>
          <table:table-cell table:formula="of:=CEILING([.$H$11]/([.AA$13]*[.$G18]))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8]*([.$D$14]+500)+[.S18]*[.$D$13]+200000" office:value-type="float" office:value="869825" calcext:value-type="float">
            <text:p>869825</text:p>
          </table:table-cell>
          <table:table-cell table:formula="of:=[.I18]*([.$D$14]+500)+[.T18]*[.$D$13]+200000" office:value-type="float" office:value="646550" calcext:value-type="float">
            <text:p>646550</text:p>
          </table:table-cell>
          <table:table-cell table:style-name="ce2" table:formula="of:=[.J18]*([.$D$14]+500)+[.U18]*[.$D$13]+200000" office:value-type="float" office:value="543500" calcext:value-type="float">
            <text:p>543500</text:p>
          </table:table-cell>
          <table:table-cell table:style-name="ce3" table:formula="of:=[.K18]*([.$D$14]+500)+[.V18]*[.$D$13]+200000" office:value-type="float" office:value="474800" calcext:value-type="float">
            <text:p>474800</text:p>
          </table:table-cell>
          <table:table-cell table:style-name="ce3" table:formula="of:=[.L18]*([.$D$14]+760)+[.W18]*[.$D$13]+200000" office:value-type="float" office:value="440175" calcext:value-type="float">
            <text:p>440175</text:p>
          </table:table-cell>
          <table:table-cell table:style-name="ce3" table:formula="of:=[.M18]*([.$D$14]+1310)+[.X18]*[.$D$13]+200000" office:value-type="float" office:value="433475" calcext:value-type="float">
            <text:p>433475</text:p>
          </table:table-cell>
          <table:table-cell table:style-name="ce3" table:formula="of:=[.N18]*([.$D$14]+2400)+[.Y18]*[.$D$13]+200000" office:value-type="float" office:value="466750" calcext:value-type="float">
            <text:p>466750</text:p>
          </table:table-cell>
          <table:table-cell table:formula="of:=[.O18]*([.$D$14]+4600)+[.Z18]*[.$D$13]+200000" office:value-type="float" office:value="539075" calcext:value-type="float">
            <text:p>5390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[.$G19]*CEILING([.$H$11]/([.H$13]*[.$G19]))" office:value-type="float" office:value="192" calcext:value-type="float">
            <text:p>192</text:p>
          </table:table-cell>
          <table:table-cell table:formula="of:=[.$G19]*CEILING([.$H$11]/([.I$13]*[.$G19]))" office:value-type="float" office:value="132" calcext:value-type="float">
            <text:p>132</text:p>
          </table:table-cell>
          <table:table-cell table:formula="of:=[.$G19]*CEILING([.$H$11]/([.J$13]*[.$G19]))" office:value-type="float" office:value="96" calcext:value-type="float">
            <text:p>96</text:p>
          </table:table-cell>
          <table:table-cell table:formula="of:=[.$G19]*CEILING([.$H$11]/([.K$13]*[.$G19]))" office:value-type="float" office:value="78" calcext:value-type="float">
            <text:p>78</text:p>
          </table:table-cell>
          <table:table-cell table:formula="of:=[.$G19]*CEILING([.$H$11]/([.L$13]*[.$G19]))" office:value-type="float" office:value="66" calcext:value-type="float">
            <text:p>66</text:p>
          </table:table-cell>
          <table:table-cell table:formula="of:=[.$G19]*CEILING([.$H$11]/([.M$13]*[.$G19]))" office:value-type="float" office:value="60" calcext:value-type="float">
            <text:p>60</text:p>
          </table:table-cell>
          <table:table-cell table:formula="of:=[.$G19]*CEILING([.$H$11]/([.N$13]*[.$G19]))" office:value-type="float" office:value="48" calcext:value-type="float">
            <text:p>48</text:p>
          </table:table-cell>
          <table:table-cell table:formula="of:=[.$G19]*CEILING([.$H$11]/([.O$13]*[.$G19]))" office:value-type="float" office:value="48" calcext:value-type="float">
            <text:p>48</text:p>
          </table:table-cell>
          <table:table-cell table:formula="of:=[.$G19]*CEILING([.$H$11]/([.P$13]*[.$G19]))"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 table:formula="of:=CEILING([.$H$11]/([.S$13]*[.$G19]))" office:value-type="float" office:value="32" calcext:value-type="float">
            <text:p>32</text:p>
          </table:table-cell>
          <table:table-cell table:formula="of:=CEILING([.$H$11]/([.T$13]*[.$G19]))" office:value-type="float" office:value="22" calcext:value-type="float">
            <text:p>22</text:p>
          </table:table-cell>
          <table:table-cell table:formula="of:=CEILING([.$H$11]/([.U$13]*[.$G19]))" office:value-type="float" office:value="16" calcext:value-type="float">
            <text:p>16</text:p>
          </table:table-cell>
          <table:table-cell table:formula="of:=CEILING([.$H$11]/([.V$13]*[.$G19]))" office:value-type="float" office:value="13" calcext:value-type="float">
            <text:p>13</text:p>
          </table:table-cell>
          <table:table-cell table:formula="of:=CEILING([.$H$11]/([.W$13]*[.$G19]))" office:value-type="float" office:value="11" calcext:value-type="float">
            <text:p>11</text:p>
          </table:table-cell>
          <table:table-cell table:formula="of:=CEILING([.$H$11]/([.X$13]*[.$G19]))" office:value-type="float" office:value="10" calcext:value-type="float">
            <text:p>10</text:p>
          </table:table-cell>
          <table:table-cell table:formula="of:=CEILING([.$H$11]/([.Y$13]*[.$G19]))" office:value-type="float" office:value="8" calcext:value-type="float">
            <text:p>8</text:p>
          </table:table-cell>
          <table:table-cell table:formula="of:=CEILING([.$H$11]/([.Z$13]*[.$G19]))" office:value-type="float" office:value="8" calcext:value-type="float">
            <text:p>8</text:p>
          </table:table-cell>
          <table:table-cell table:formula="of:=CEILING([.$H$11]/([.AA$13]*[.$G19])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9]*([.$D$14]+500)+[.S19]*[.$D$13]+200000" office:value-type="float" office:value="844640" calcext:value-type="float">
            <text:p>844640</text:p>
          </table:table-cell>
          <table:table-cell table:formula="of:=[.I19]*([.$D$14]+500)+[.T19]*[.$D$13]+200000" office:value-type="float" office:value="643190" calcext:value-type="float">
            <text:p>643190</text:p>
          </table:table-cell>
          <table:table-cell table:style-name="ce2" table:formula="of:=[.J19]*([.$D$14]+500)+[.U19]*[.$D$13]+200000" office:value-type="float" office:value="522320" calcext:value-type="float">
            <text:p>522320</text:p>
          </table:table-cell>
          <table:table-cell table:style-name="ce3" table:formula="of:=[.K19]*([.$D$14]+500)+[.V19]*[.$D$13]+200000" office:value-type="float" office:value="461885" calcext:value-type="float">
            <text:p>461885</text:p>
          </table:table-cell>
          <table:table-cell table:style-name="ce3" table:formula="of:=[.L19]*([.$D$14]+760)+[.W19]*[.$D$13]+200000" office:value-type="float" office:value="438755" calcext:value-type="float">
            <text:p>438755</text:p>
          </table:table-cell>
          <table:table-cell table:style-name="ce3" table:formula="of:=[.M19]*([.$D$14]+1310)+[.X19]*[.$D$13]+200000" office:value-type="float" office:value="450050" calcext:value-type="float">
            <text:p>450050</text:p>
          </table:table-cell>
          <table:table-cell table:style-name="ce3" table:formula="of:=[.N19]*([.$D$14]+2400)+[.Y19]*[.$D$13]+200000" office:value-type="float" office:value="452360" calcext:value-type="float">
            <text:p>452360</text:p>
          </table:table-cell>
          <table:table-cell table:formula="of:=[.O19]*([.$D$14]+4600)+[.Z19]*[.$D$13]+200000" office:value-type="float" office:value="557960" calcext:value-type="float">
            <text:p>5579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[.$G20]*CEILING([.$H$11]/([.H$13]*[.$G20]))" office:value-type="float" office:value="196" calcext:value-type="float">
            <text:p>196</text:p>
          </table:table-cell>
          <table:table-cell table:formula="of:=[.$G20]*CEILING([.$H$11]/([.I$13]*[.$G20]))" office:value-type="float" office:value="133" calcext:value-type="float">
            <text:p>133</text:p>
          </table:table-cell>
          <table:table-cell table:formula="of:=[.$G20]*CEILING([.$H$11]/([.J$13]*[.$G20]))" office:value-type="float" office:value="98" calcext:value-type="float">
            <text:p>98</text:p>
          </table:table-cell>
          <table:table-cell table:formula="of:=[.$G20]*CEILING([.$H$11]/([.K$13]*[.$G20]))" office:value-type="float" office:value="77" calcext:value-type="float">
            <text:p>77</text:p>
          </table:table-cell>
          <table:table-cell table:formula="of:=[.$G20]*CEILING([.$H$11]/([.L$13]*[.$G20]))" office:value-type="float" office:value="70" calcext:value-type="float">
            <text:p>70</text:p>
          </table:table-cell>
          <table:table-cell table:formula="of:=[.$G20]*CEILING([.$H$11]/([.M$13]*[.$G20]))" office:value-type="float" office:value="56" calcext:value-type="float">
            <text:p>56</text:p>
          </table:table-cell>
          <table:table-cell table:formula="of:=[.$G20]*CEILING([.$H$11]/([.N$13]*[.$G20]))" office:value-type="float" office:value="49" calcext:value-type="float">
            <text:p>49</text:p>
          </table:table-cell>
          <table:table-cell table:formula="of:=[.$G20]*CEILING([.$H$11]/([.O$13]*[.$G20]))" office:value-type="float" office:value="49" calcext:value-type="float">
            <text:p>49</text:p>
          </table:table-cell>
          <table:table-cell table:formula="of:=[.$G20]*CEILING([.$H$11]/([.P$13]*[.$G20])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CEILING([.$H$11]/([.S$13]*[.$G20]))" office:value-type="float" office:value="28" calcext:value-type="float">
            <text:p>28</text:p>
          </table:table-cell>
          <table:table-cell table:formula="of:=CEILING([.$H$11]/([.T$13]*[.$G20]))" office:value-type="float" office:value="19" calcext:value-type="float">
            <text:p>19</text:p>
          </table:table-cell>
          <table:table-cell table:formula="of:=CEILING([.$H$11]/([.U$13]*[.$G20]))" office:value-type="float" office:value="14" calcext:value-type="float">
            <text:p>14</text:p>
          </table:table-cell>
          <table:table-cell table:formula="of:=CEILING([.$H$11]/([.V$13]*[.$G20]))" office:value-type="float" office:value="11" calcext:value-type="float">
            <text:p>11</text:p>
          </table:table-cell>
          <table:table-cell table:formula="of:=CEILING([.$H$11]/([.W$13]*[.$G20]))" office:value-type="float" office:value="10" calcext:value-type="float">
            <text:p>10</text:p>
          </table:table-cell>
          <table:table-cell table:formula="of:=CEILING([.$H$11]/([.X$13]*[.$G20]))" office:value-type="float" office:value="8" calcext:value-type="float">
            <text:p>8</text:p>
          </table:table-cell>
          <table:table-cell table:formula="of:=CEILING([.$H$11]/([.Y$13]*[.$G20]))" office:value-type="float" office:value="7" calcext:value-type="float">
            <text:p>7</text:p>
          </table:table-cell>
          <table:table-cell table:formula="of:=CEILING([.$H$11]/([.Z$13]*[.$G20]))" office:value-type="float" office:value="7" calcext:value-type="float">
            <text:p>7</text:p>
          </table:table-cell>
          <table:table-cell table:formula="of:=CEILING([.$H$11]/([.AA$13]*[.$G20])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0]*([.$D$14]+500)+[.S20]*[.$D$13]+200000" office:value-type="float" office:value="847220" calcext:value-type="float">
            <text:p>847220</text:p>
          </table:table-cell>
          <table:table-cell table:formula="of:=[.I20]*([.$D$14]+500)+[.T20]*[.$D$13]+200000" office:value-type="float" office:value="639185" calcext:value-type="float">
            <text:p>639185</text:p>
          </table:table-cell>
          <table:table-cell table:style-name="ce2" table:formula="of:=[.J20]*([.$D$14]+500)+[.U20]*[.$D$13]+200000" office:value-type="float" office:value="523610" calcext:value-type="float">
            <text:p>523610</text:p>
          </table:table-cell>
          <table:table-cell table:style-name="ce3" table:formula="of:=[.K20]*([.$D$14]+500)+[.V20]*[.$D$13]+200000" office:value-type="float" office:value="454265" calcext:value-type="float">
            <text:p>454265</text:p>
          </table:table-cell>
          <table:table-cell table:style-name="ce3" table:formula="of:=[.L20]*([.$D$14]+760)+[.W20]*[.$D$13]+200000" office:value-type="float" office:value="449350" calcext:value-type="float">
            <text:p>449350</text:p>
          </table:table-cell>
          <table:table-cell table:style-name="ce3" table:formula="of:=[.M20]*([.$D$14]+1310)+[.X20]*[.$D$13]+200000" office:value-type="float" office:value="430280" calcext:value-type="float">
            <text:p>430280</text:p>
          </table:table-cell>
          <table:table-cell table:style-name="ce3" table:formula="of:=[.N20]*([.$D$14]+2400)+[.Y20]*[.$D$13]+200000" office:value-type="float" office:value="454905" calcext:value-type="float">
            <text:p>454905</text:p>
          </table:table-cell>
          <table:table-cell table:formula="of:=[.O20]*([.$D$14]+4600)+[.Z20]*[.$D$13]+200000" office:value-type="float" office:value="562705" calcext:value-type="float">
            <text:p>5627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[.$G21]*CEILING([.$H$11]/([.H$13]*[.$G21]))" office:value-type="float" office:value="192" calcext:value-type="float">
            <text:p>192</text:p>
          </table:table-cell>
          <table:table-cell table:formula="of:=[.$G21]*CEILING([.$H$11]/([.I$13]*[.$G21]))" office:value-type="float" office:value="128" calcext:value-type="float">
            <text:p>128</text:p>
          </table:table-cell>
          <table:table-cell table:formula="of:=[.$G21]*CEILING([.$H$11]/([.J$13]*[.$G21]))" office:value-type="float" office:value="96" calcext:value-type="float">
            <text:p>96</text:p>
          </table:table-cell>
          <table:table-cell table:formula="of:=[.$G21]*CEILING([.$H$11]/([.K$13]*[.$G21]))" office:value-type="float" office:value="80" calcext:value-type="float">
            <text:p>80</text:p>
          </table:table-cell>
          <table:table-cell table:formula="of:=[.$G21]*CEILING([.$H$11]/([.L$13]*[.$G21]))" office:value-type="float" office:value="64" calcext:value-type="float">
            <text:p>64</text:p>
          </table:table-cell>
          <table:table-cell table:formula="of:=[.$G21]*CEILING([.$H$11]/([.M$13]*[.$G21]))" office:value-type="float" office:value="56" calcext:value-type="float">
            <text:p>56</text:p>
          </table:table-cell>
          <table:table-cell table:formula="of:=[.$G21]*CEILING([.$H$11]/([.N$13]*[.$G21]))" office:value-type="float" office:value="48" calcext:value-type="float">
            <text:p>48</text:p>
          </table:table-cell>
          <table:table-cell table:formula="of:=[.$G21]*CEILING([.$H$11]/([.O$13]*[.$G21]))" office:value-type="float" office:value="48" calcext:value-type="float">
            <text:p>48</text:p>
          </table:table-cell>
          <table:table-cell table:formula="of:=[.$G21]*CEILING([.$H$11]/([.P$13]*[.$G21]))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formula="of:=CEILING([.$H$11]/([.S$13]*[.$G21]))" office:value-type="float" office:value="24" calcext:value-type="float">
            <text:p>24</text:p>
          </table:table-cell>
          <table:table-cell table:formula="of:=CEILING([.$H$11]/([.T$13]*[.$G21]))" office:value-type="float" office:value="16" calcext:value-type="float">
            <text:p>16</text:p>
          </table:table-cell>
          <table:table-cell table:formula="of:=CEILING([.$H$11]/([.U$13]*[.$G21]))" office:value-type="float" office:value="12" calcext:value-type="float">
            <text:p>12</text:p>
          </table:table-cell>
          <table:table-cell table:formula="of:=CEILING([.$H$11]/([.V$13]*[.$G21]))" office:value-type="float" office:value="10" calcext:value-type="float">
            <text:p>10</text:p>
          </table:table-cell>
          <table:table-cell table:formula="of:=CEILING([.$H$11]/([.W$13]*[.$G21]))" office:value-type="float" office:value="8" calcext:value-type="float">
            <text:p>8</text:p>
          </table:table-cell>
          <table:table-cell table:formula="of:=CEILING([.$H$11]/([.X$13]*[.$G21]))" office:value-type="float" office:value="7" calcext:value-type="float">
            <text:p>7</text:p>
          </table:table-cell>
          <table:table-cell table:formula="of:=CEILING([.$H$11]/([.Y$13]*[.$G21]))" office:value-type="float" office:value="6" calcext:value-type="float">
            <text:p>6</text:p>
          </table:table-cell>
          <table:table-cell table:formula="of:=CEILING([.$H$11]/([.Z$13]*[.$G21]))" office:value-type="float" office:value="6" calcext:value-type="float">
            <text:p>6</text:p>
          </table:table-cell>
          <table:table-cell table:formula="of:=CEILING([.$H$11]/([.AA$13]*[.$G21])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21]*([.$D$14]+500)+[.S21]*[.$D$13]+200000" office:value-type="float" office:value="826040" calcext:value-type="float">
            <text:p>826040</text:p>
          </table:table-cell>
          <table:table-cell table:formula="of:=[.I21]*([.$D$14]+500)+[.T21]*[.$D$13]+200000" office:value-type="float" office:value="617360" calcext:value-type="float">
            <text:p>617360</text:p>
          </table:table-cell>
          <table:table-cell table:style-name="ce2" table:formula="of:=[.J21]*([.$D$14]+500)+[.U21]*[.$D$13]+200000" office:value-type="float" office:value="513020" calcext:value-type="float">
            <text:p>513020</text:p>
          </table:table-cell>
          <table:table-cell table:style-name="ce3" table:formula="of:=[.K21]*([.$D$14]+500)+[.V21]*[.$D$13]+200000" office:value-type="float" office:value="460850" calcext:value-type="float">
            <text:p>460850</text:p>
          </table:table-cell>
          <table:table-cell table:style-name="ce3" table:formula="of:=[.L21]*([.$D$14]+760)+[.W21]*[.$D$13]+200000" office:value-type="float" office:value="425320" calcext:value-type="float">
            <text:p>425320</text:p>
          </table:table-cell>
          <table:table-cell table:style-name="ce3" table:formula="of:=[.M21]*([.$D$14]+1310)+[.X21]*[.$D$13]+200000" office:value-type="float" office:value="427955" calcext:value-type="float">
            <text:p>427955</text:p>
          </table:table-cell>
          <table:table-cell table:style-name="ce3" table:formula="of:=[.N21]*([.$D$14]+2400)+[.Y21]*[.$D$13]+200000" office:value-type="float" office:value="447710" calcext:value-type="float">
            <text:p>447710</text:p>
          </table:table-cell>
          <table:table-cell table:formula="of:=[.O21]*([.$D$14]+4600)+[.Z21]*[.$D$13]+200000" office:value-type="float" office:value="553310" calcext:value-type="float">
            <text:p>55331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[.$G22]*CEILING([.$H$11]/([.H$13]*[.$G22]))" office:value-type="float" office:value="198" calcext:value-type="float">
            <text:p>198</text:p>
          </table:table-cell>
          <table:table-cell table:formula="of:=[.$G22]*CEILING([.$H$11]/([.I$13]*[.$G22]))" office:value-type="float" office:value="135" calcext:value-type="float">
            <text:p>135</text:p>
          </table:table-cell>
          <table:table-cell table:formula="of:=[.$G22]*CEILING([.$H$11]/([.J$13]*[.$G22]))" office:value-type="float" office:value="99" calcext:value-type="float">
            <text:p>99</text:p>
          </table:table-cell>
          <table:table-cell table:formula="of:=[.$G22]*CEILING([.$H$11]/([.K$13]*[.$G22]))" office:value-type="float" office:value="81" calcext:value-type="float">
            <text:p>81</text:p>
          </table:table-cell>
          <table:table-cell table:formula="of:=[.$G22]*CEILING([.$H$11]/([.L$13]*[.$G22]))" office:value-type="float" office:value="72" calcext:value-type="float">
            <text:p>72</text:p>
          </table:table-cell>
          <table:table-cell table:formula="of:=[.$G22]*CEILING([.$H$11]/([.M$13]*[.$G22]))" office:value-type="float" office:value="63" calcext:value-type="float">
            <text:p>63</text:p>
          </table:table-cell>
          <table:table-cell table:formula="of:=[.$G22]*CEILING([.$H$11]/([.N$13]*[.$G22]))" office:value-type="float" office:value="54" calcext:value-type="float">
            <text:p>54</text:p>
          </table:table-cell>
          <table:table-cell table:formula="of:=[.$G22]*CEILING([.$H$11]/([.O$13]*[.$G22]))" office:value-type="float" office:value="45" calcext:value-type="float">
            <text:p>45</text:p>
          </table:table-cell>
          <table:table-cell table:formula="of:=[.$G22]*CEILING([.$H$11]/([.P$13]*[.$G22]))"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table:formula="of:=CEILING([.$H$11]/([.S$13]*[.$G22]))" office:value-type="float" office:value="22" calcext:value-type="float">
            <text:p>22</text:p>
          </table:table-cell>
          <table:table-cell table:formula="of:=CEILING([.$H$11]/([.T$13]*[.$G22]))" office:value-type="float" office:value="15" calcext:value-type="float">
            <text:p>15</text:p>
          </table:table-cell>
          <table:table-cell table:formula="of:=CEILING([.$H$11]/([.U$13]*[.$G22]))" office:value-type="float" office:value="11" calcext:value-type="float">
            <text:p>11</text:p>
          </table:table-cell>
          <table:table-cell table:formula="of:=CEILING([.$H$11]/([.V$13]*[.$G22]))" office:value-type="float" office:value="9" calcext:value-type="float">
            <text:p>9</text:p>
          </table:table-cell>
          <table:table-cell table:formula="of:=CEILING([.$H$11]/([.W$13]*[.$G22]))" office:value-type="float" office:value="8" calcext:value-type="float">
            <text:p>8</text:p>
          </table:table-cell>
          <table:table-cell table:formula="of:=CEILING([.$H$11]/([.X$13]*[.$G22]))" office:value-type="float" office:value="7" calcext:value-type="float">
            <text:p>7</text:p>
          </table:table-cell>
          <table:table-cell table:formula="of:=CEILING([.$H$11]/([.Y$13]*[.$G22]))" office:value-type="float" office:value="6" calcext:value-type="float">
            <text:p>6</text:p>
          </table:table-cell>
          <table:table-cell table:formula="of:=CEILING([.$H$11]/([.Z$13]*[.$G22]))" office:value-type="float" office:value="5" calcext:value-type="float">
            <text:p>5</text:p>
          </table:table-cell>
          <table:table-cell table:formula="of:=CEILING([.$H$11]/([.AA$13]*[.$G22])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22]*([.$D$14]+500)+[.S22]*[.$D$13]+200000" office:value-type="float" office:value="839210" calcext:value-type="float">
            <text:p>839210</text:p>
          </table:table-cell>
          <table:table-cell table:formula="of:=[.I22]*([.$D$14]+500)+[.T22]*[.$D$13]+200000" office:value-type="float" office:value="635825" calcext:value-type="float">
            <text:p>635825</text:p>
          </table:table-cell>
          <table:table-cell table:style-name="ce2" table:formula="of:=[.J22]*([.$D$14]+500)+[.U22]*[.$D$13]+200000" office:value-type="float" office:value="519605" calcext:value-type="float">
            <text:p>519605</text:p>
          </table:table-cell>
          <table:table-cell table:style-name="ce3" table:formula="of:=[.K22]*([.$D$14]+500)+[.V22]*[.$D$13]+200000" office:value-type="float" office:value="461495" calcext:value-type="float">
            <text:p>461495</text:p>
          </table:table-cell>
          <table:table-cell table:style-name="ce3" table:formula="of:=[.L22]*([.$D$14]+760)+[.W22]*[.$D$13]+200000" office:value-type="float" office:value="451160" calcext:value-type="float">
            <text:p>451160</text:p>
          </table:table-cell>
          <table:table-cell table:style-name="ce3" table:formula="of:=[.M22]*([.$D$14]+1310)+[.X22]*[.$D$13]+200000" office:value-type="float" office:value="454415" calcext:value-type="float">
            <text:p>454415</text:p>
          </table:table-cell>
          <table:table-cell table:style-name="ce3" table:formula="of:=[.N22]*([.$D$14]+2400)+[.Y22]*[.$D$13]+200000" office:value-type="float" office:value="476930" calcext:value-type="float">
            <text:p>476930</text:p>
          </table:table-cell>
          <table:table-cell table:formula="of:=[.O22]*([.$D$14]+4600)+[.Z22]*[.$D$13]+200000" office:value-type="float" office:value="529775" calcext:value-type="float">
            <text:p>5297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[.$G23]*CEILING([.$H$11]/([.H$13]*[.$G23]))" office:value-type="float" office:value="200" calcext:value-type="float">
            <text:p>200</text:p>
          </table:table-cell>
          <table:table-cell table:formula="of:=[.$G23]*CEILING([.$H$11]/([.I$13]*[.$G23]))" office:value-type="float" office:value="130" calcext:value-type="float">
            <text:p>130</text:p>
          </table:table-cell>
          <table:table-cell table:formula="of:=[.$G23]*CEILING([.$H$11]/([.J$13]*[.$G23]))" office:value-type="float" office:value="100" calcext:value-type="float">
            <text:p>100</text:p>
          </table:table-cell>
          <table:table-cell table:formula="of:=[.$G23]*CEILING([.$H$11]/([.K$13]*[.$G23]))" office:value-type="float" office:value="80" calcext:value-type="float">
            <text:p>80</text:p>
          </table:table-cell>
          <table:table-cell table:formula="of:=[.$G23]*CEILING([.$H$11]/([.L$13]*[.$G23]))" office:value-type="float" office:value="70" calcext:value-type="float">
            <text:p>70</text:p>
          </table:table-cell>
          <table:table-cell table:formula="of:=[.$G23]*CEILING([.$H$11]/([.M$13]*[.$G23]))" office:value-type="float" office:value="60" calcext:value-type="float">
            <text:p>60</text:p>
          </table:table-cell>
          <table:table-cell table:formula="of:=[.$G23]*CEILING([.$H$11]/([.N$13]*[.$G23]))" office:value-type="float" office:value="50" calcext:value-type="float">
            <text:p>50</text:p>
          </table:table-cell>
          <table:table-cell table:formula="of:=[.$G23]*CEILING([.$H$11]/([.O$13]*[.$G23]))" office:value-type="float" office:value="50" calcext:value-type="float">
            <text:p>50</text:p>
          </table:table-cell>
          <table:table-cell table:formula="of:=[.$G23]*CEILING([.$H$11]/([.P$13]*[.$G23]))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EILING([.$H$11]/([.S$13]*[.$G23]))" office:value-type="float" office:value="20" calcext:value-type="float">
            <text:p>20</text:p>
          </table:table-cell>
          <table:table-cell table:formula="of:=CEILING([.$H$11]/([.T$13]*[.$G23]))" office:value-type="float" office:value="13" calcext:value-type="float">
            <text:p>13</text:p>
          </table:table-cell>
          <table:table-cell table:formula="of:=CEILING([.$H$11]/([.U$13]*[.$G23]))" office:value-type="float" office:value="10" calcext:value-type="float">
            <text:p>10</text:p>
          </table:table-cell>
          <table:table-cell table:formula="of:=CEILING([.$H$11]/([.V$13]*[.$G23]))" office:value-type="float" office:value="8" calcext:value-type="float">
            <text:p>8</text:p>
          </table:table-cell>
          <table:table-cell table:formula="of:=CEILING([.$H$11]/([.W$13]*[.$G23]))" office:value-type="float" office:value="7" calcext:value-type="float">
            <text:p>7</text:p>
          </table:table-cell>
          <table:table-cell table:formula="of:=CEILING([.$H$11]/([.X$13]*[.$G23]))" office:value-type="float" office:value="6" calcext:value-type="float">
            <text:p>6</text:p>
          </table:table-cell>
          <table:table-cell table:formula="of:=CEILING([.$H$11]/([.Y$13]*[.$G23]))" office:value-type="float" office:value="5" calcext:value-type="float">
            <text:p>5</text:p>
          </table:table-cell>
          <table:table-cell table:formula="of:=CEILING([.$H$11]/([.Z$13]*[.$G23]))" office:value-type="float" office:value="5" calcext:value-type="float">
            <text:p>5</text:p>
          </table:table-cell>
          <table:table-cell table:formula="of:=CEILING([.$H$11]/([.AA$13]*[.$G23]))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3]*([.$D$14]+500)+[.S23]*[.$D$13]+200000" office:value-type="float" office:value="840500" calcext:value-type="float">
            <text:p>840500</text:p>
          </table:table-cell>
          <table:table-cell table:formula="of:=[.I23]*([.$D$14]+500)+[.T23]*[.$D$13]+200000" office:value-type="float" office:value="616325" calcext:value-type="float">
            <text:p>616325</text:p>
          </table:table-cell>
          <table:table-cell table:style-name="ce2" table:formula="of:=[.J23]*([.$D$14]+500)+[.U23]*[.$D$13]+200000" office:value-type="float" office:value="520250" calcext:value-type="float">
            <text:p>520250</text:p>
          </table:table-cell>
          <table:table-cell table:style-name="ce3" table:formula="of:=[.K23]*([.$D$14]+500)+[.V23]*[.$D$13]+200000" office:value-type="float" office:value="456200" calcext:value-type="float">
            <text:p>456200</text:p>
          </table:table-cell>
          <table:table-cell table:style-name="ce3" table:formula="of:=[.L23]*([.$D$14]+760)+[.W23]*[.$D$13]+200000" office:value-type="float" office:value="442375" calcext:value-type="float">
            <text:p>442375</text:p>
          </table:table-cell>
          <table:table-cell table:style-name="ce3" table:formula="of:=[.M23]*([.$D$14]+1310)+[.X23]*[.$D$13]+200000" office:value-type="float" office:value="440750" calcext:value-type="float">
            <text:p>440750</text:p>
          </table:table-cell>
          <table:table-cell table:style-name="ce3" table:formula="of:=[.N23]*([.$D$14]+2400)+[.Y23]*[.$D$13]+200000" office:value-type="float" office:value="455125" calcext:value-type="float">
            <text:p>455125</text:p>
          </table:table-cell>
          <table:table-cell table:formula="of:=[.O23]*([.$D$14]+4600)+[.Z23]*[.$D$13]+200000" office:value-type="float" office:value="565125" calcext:value-type="float">
            <text:p>5651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[.$G24]*CEILING([.$H$11]/([.H$13]*[.$G24]))" office:value-type="float" office:value="198" calcext:value-type="float">
            <text:p>198</text:p>
          </table:table-cell>
          <table:table-cell table:formula="of:=[.$G24]*CEILING([.$H$11]/([.I$13]*[.$G24]))" office:value-type="float" office:value="132" calcext:value-type="float">
            <text:p>132</text:p>
          </table:table-cell>
          <table:table-cell table:formula="of:=[.$G24]*CEILING([.$H$11]/([.J$13]*[.$G24]))" office:value-type="float" office:value="99" calcext:value-type="float">
            <text:p>99</text:p>
          </table:table-cell>
          <table:table-cell table:formula="of:=[.$G24]*CEILING([.$H$11]/([.K$13]*[.$G24]))" office:value-type="float" office:value="77" calcext:value-type="float">
            <text:p>77</text:p>
          </table:table-cell>
          <table:table-cell table:formula="of:=[.$G24]*CEILING([.$H$11]/([.L$13]*[.$G24]))" office:value-type="float" office:value="66" calcext:value-type="float">
            <text:p>66</text:p>
          </table:table-cell>
          <table:table-cell table:formula="of:=[.$G24]*CEILING([.$H$11]/([.M$13]*[.$G24]))" office:value-type="float" office:value="55" calcext:value-type="float">
            <text:p>55</text:p>
          </table:table-cell>
          <table:table-cell table:formula="of:=[.$G24]*CEILING([.$H$11]/([.N$13]*[.$G24]))" office:value-type="float" office:value="55" calcext:value-type="float">
            <text:p>55</text:p>
          </table:table-cell>
          <table:table-cell table:formula="of:=[.$G24]*CEILING([.$H$11]/([.O$13]*[.$G24]))" office:value-type="float" office:value="44" calcext:value-type="float">
            <text:p>44</text:p>
          </table:table-cell>
          <table:table-cell table:formula="of:=[.$G24]*CEILING([.$H$11]/([.P$13]*[.$G24]))"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EILING([.$H$11]/([.S$13]*[.$G24]))" office:value-type="float" office:value="18" calcext:value-type="float">
            <text:p>18</text:p>
          </table:table-cell>
          <table:table-cell table:formula="of:=CEILING([.$H$11]/([.T$13]*[.$G24]))" office:value-type="float" office:value="12" calcext:value-type="float">
            <text:p>12</text:p>
          </table:table-cell>
          <table:table-cell table:formula="of:=CEILING([.$H$11]/([.U$13]*[.$G24]))" office:value-type="float" office:value="9" calcext:value-type="float">
            <text:p>9</text:p>
          </table:table-cell>
          <table:table-cell table:formula="of:=CEILING([.$H$11]/([.V$13]*[.$G24]))" office:value-type="float" office:value="7" calcext:value-type="float">
            <text:p>7</text:p>
          </table:table-cell>
          <table:table-cell table:formula="of:=CEILING([.$H$11]/([.W$13]*[.$G24]))" office:value-type="float" office:value="6" calcext:value-type="float">
            <text:p>6</text:p>
          </table:table-cell>
          <table:table-cell table:formula="of:=CEILING([.$H$11]/([.X$13]*[.$G24]))" office:value-type="float" office:value="5" calcext:value-type="float">
            <text:p>5</text:p>
          </table:table-cell>
          <table:table-cell table:formula="of:=CEILING([.$H$11]/([.Y$13]*[.$G24]))" office:value-type="float" office:value="5" calcext:value-type="float">
            <text:p>5</text:p>
          </table:table-cell>
          <table:table-cell table:formula="of:=CEILING([.$H$11]/([.Z$13]*[.$G24]))" office:value-type="float" office:value="4" calcext:value-type="float">
            <text:p>4</text:p>
          </table:table-cell>
          <table:table-cell table:formula="of:=CEILING([.$H$11]/([.AA$13]*[.$G24]))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24]*([.$D$14]+500)+[.S24]*[.$D$13]+200000" office:value-type="float" office:value="829910" calcext:value-type="float">
            <text:p>829910</text:p>
          </table:table-cell>
          <table:table-cell table:formula="of:=[.I24]*([.$D$14]+500)+[.T24]*[.$D$13]+200000" office:value-type="float" office:value="619940" calcext:value-type="float">
            <text:p>619940</text:p>
          </table:table-cell>
          <table:table-cell table:style-name="ce2" table:formula="of:=[.J24]*([.$D$14]+500)+[.U24]*[.$D$13]+200000" office:value-type="float" office:value="514955" calcext:value-type="float">
            <text:p>514955</text:p>
          </table:table-cell>
          <table:table-cell table:style-name="ce3" table:formula="of:=[.K24]*([.$D$14]+500)+[.V24]*[.$D$13]+200000" office:value-type="float" office:value="444965" calcext:value-type="float">
            <text:p>444965</text:p>
          </table:table-cell>
          <table:table-cell table:style-name="ce3" table:formula="of:=[.L24]*([.$D$14]+760)+[.W24]*[.$D$13]+200000" office:value-type="float" office:value="427130" calcext:value-type="float">
            <text:p>427130</text:p>
          </table:table-cell>
          <table:table-cell table:style-name="ce3" table:formula="of:=[.M24]*([.$D$14]+1310)+[.X24]*[.$D$13]+200000" office:value-type="float" office:value="419525" calcext:value-type="float">
            <text:p>419525</text:p>
          </table:table-cell>
          <table:table-cell table:style-name="ce3" table:formula="of:=[.N24]*([.$D$14]+2400)+[.Y24]*[.$D$13]+200000" office:value-type="float" office:value="479475" calcext:value-type="float">
            <text:p>479475</text:p>
          </table:table-cell>
          <table:table-cell table:formula="of:=[.O24]*([.$D$14]+4600)+[.Z24]*[.$D$13]+200000" office:value-type="float" office:value="520380" calcext:value-type="float">
            <text:p>52038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$G25]*CEILING([.$H$11]/([.H$13]*[.$G25]))" office:value-type="float" office:value="192" calcext:value-type="float">
            <text:p>192</text:p>
          </table:table-cell>
          <table:table-cell table:formula="of:=[.$G25]*CEILING([.$H$11]/([.I$13]*[.$G25]))" office:value-type="float" office:value="132" calcext:value-type="float">
            <text:p>132</text:p>
          </table:table-cell>
          <table:table-cell table:formula="of:=[.$G25]*CEILING([.$H$11]/([.J$13]*[.$G25]))" office:value-type="float" office:value="96" calcext:value-type="float">
            <text:p>96</text:p>
          </table:table-cell>
          <table:table-cell table:formula="of:=[.$G25]*CEILING([.$H$11]/([.K$13]*[.$G25]))" office:value-type="float" office:value="84" calcext:value-type="float">
            <text:p>84</text:p>
          </table:table-cell>
          <table:table-cell table:formula="of:=[.$G25]*CEILING([.$H$11]/([.L$13]*[.$G25]))" office:value-type="float" office:value="72" calcext:value-type="float">
            <text:p>72</text:p>
          </table:table-cell>
          <table:table-cell table:formula="of:=[.$G25]*CEILING([.$H$11]/([.M$13]*[.$G25]))" office:value-type="float" office:value="60" calcext:value-type="float">
            <text:p>60</text:p>
          </table:table-cell>
          <table:table-cell table:formula="of:=[.$G25]*CEILING([.$H$11]/([.N$13]*[.$G25]))" office:value-type="float" office:value="48" calcext:value-type="float">
            <text:p>48</text:p>
          </table:table-cell>
          <table:table-cell table:formula="of:=[.$G25]*CEILING([.$H$11]/([.O$13]*[.$G25]))" office:value-type="float" office:value="48" calcext:value-type="float">
            <text:p>48</text:p>
          </table:table-cell>
          <table:table-cell table:formula="of:=[.$G25]*CEILING([.$H$11]/([.P$13]*[.$G25]))" office:value-type="float" office:value="48" calcext:value-type="float">
            <text:p>4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EILING([.$H$11]/([.S$13]*[.$G25]))" office:value-type="float" office:value="16" calcext:value-type="float">
            <text:p>16</text:p>
          </table:table-cell>
          <table:table-cell table:formula="of:=CEILING([.$H$11]/([.T$13]*[.$G25]))" office:value-type="float" office:value="11" calcext:value-type="float">
            <text:p>11</text:p>
          </table:table-cell>
          <table:table-cell table:formula="of:=CEILING([.$H$11]/([.U$13]*[.$G25]))" office:value-type="float" office:value="8" calcext:value-type="float">
            <text:p>8</text:p>
          </table:table-cell>
          <table:table-cell table:formula="of:=CEILING([.$H$11]/([.V$13]*[.$G25]))" office:value-type="float" office:value="7" calcext:value-type="float">
            <text:p>7</text:p>
          </table:table-cell>
          <table:table-cell table:formula="of:=CEILING([.$H$11]/([.W$13]*[.$G25]))" office:value-type="float" office:value="6" calcext:value-type="float">
            <text:p>6</text:p>
          </table:table-cell>
          <table:table-cell table:formula="of:=CEILING([.$H$11]/([.X$13]*[.$G25]))" office:value-type="float" office:value="5" calcext:value-type="float">
            <text:p>5</text:p>
          </table:table-cell>
          <table:table-cell table:formula="of:=CEILING([.$H$11]/([.Y$13]*[.$G25]))" office:value-type="float" office:value="4" calcext:value-type="float">
            <text:p>4</text:p>
          </table:table-cell>
          <table:table-cell table:formula="of:=CEILING([.$H$11]/([.Z$13]*[.$G25]))" office:value-type="float" office:value="4" calcext:value-type="float">
            <text:p>4</text:p>
          </table:table-cell>
          <table:table-cell table:formula="of:=CEILING([.$H$11]/([.AA$13]*[.$G25]))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25]*([.$D$14]+500)+[.S25]*[.$D$13]+200000" office:value-type="float" office:value="807440" calcext:value-type="float">
            <text:p>807440</text:p>
          </table:table-cell>
          <table:table-cell table:formula="of:=[.I25]*([.$D$14]+500)+[.T25]*[.$D$13]+200000" office:value-type="float" office:value="617615" calcext:value-type="float">
            <text:p>617615</text:p>
          </table:table-cell>
          <table:table-cell table:style-name="ce2" table:formula="of:=[.J25]*([.$D$14]+500)+[.U25]*[.$D$13]+200000" office:value-type="float" office:value="503720" calcext:value-type="float">
            <text:p>503720</text:p>
          </table:table-cell>
          <table:table-cell table:style-name="ce3" table:formula="of:=[.K25]*([.$D$14]+500)+[.V25]*[.$D$13]+200000" office:value-type="float" office:value="465755" calcext:value-type="float">
            <text:p>465755</text:p>
          </table:table-cell>
          <table:table-cell table:style-name="ce3" table:formula="of:=[.L25]*([.$D$14]+760)+[.W25]*[.$D$13]+200000" office:value-type="float" office:value="446510" calcext:value-type="float">
            <text:p>446510</text:p>
          </table:table-cell>
          <table:table-cell table:style-name="ce3" table:formula="of:=[.M25]*([.$D$14]+1310)+[.X25]*[.$D$13]+200000" office:value-type="float" office:value="438425" calcext:value-type="float">
            <text:p>438425</text:p>
          </table:table-cell>
          <table:table-cell table:style-name="ce3" table:formula="of:=[.N25]*([.$D$14]+2400)+[.Y25]*[.$D$13]+200000" office:value-type="float" office:value="443060" calcext:value-type="float">
            <text:p>443060</text:p>
          </table:table-cell>
          <table:table-cell table:formula="of:=[.O25]*([.$D$14]+4600)+[.Z25]*[.$D$13]+200000" office:value-type="float" office:value="548660" calcext:value-type="float">
            <text:p>54866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[.$G26]*CEILING([.$H$11]/([.H$13]*[.$G26]))" office:value-type="float" office:value="195" calcext:value-type="float">
            <text:p>195</text:p>
          </table:table-cell>
          <table:table-cell table:formula="of:=[.$G26]*CEILING([.$H$11]/([.I$13]*[.$G26]))" office:value-type="float" office:value="130" calcext:value-type="float">
            <text:p>130</text:p>
          </table:table-cell>
          <table:table-cell table:formula="of:=[.$G26]*CEILING([.$H$11]/([.J$13]*[.$G26]))" office:value-type="float" office:value="104" calcext:value-type="float">
            <text:p>104</text:p>
          </table:table-cell>
          <table:table-cell table:formula="of:=[.$G26]*CEILING([.$H$11]/([.K$13]*[.$G26]))" office:value-type="float" office:value="78" calcext:value-type="float">
            <text:p>78</text:p>
          </table:table-cell>
          <table:table-cell table:formula="of:=[.$G26]*CEILING([.$H$11]/([.L$13]*[.$G26]))" office:value-type="float" office:value="65" calcext:value-type="float">
            <text:p>65</text:p>
          </table:table-cell>
          <table:table-cell table:formula="of:=[.$G26]*CEILING([.$H$11]/([.M$13]*[.$G26]))" office:value-type="float" office:value="65" calcext:value-type="float">
            <text:p>65</text:p>
          </table:table-cell>
          <table:table-cell table:formula="of:=[.$G26]*CEILING([.$H$11]/([.N$13]*[.$G26]))" office:value-type="float" office:value="52" calcext:value-type="float">
            <text:p>52</text:p>
          </table:table-cell>
          <table:table-cell table:formula="of:=[.$G26]*CEILING([.$H$11]/([.O$13]*[.$G26]))" office:value-type="float" office:value="52" calcext:value-type="float">
            <text:p>52</text:p>
          </table:table-cell>
          <table:table-cell table:formula="of:=[.$G26]*CEILING([.$H$11]/([.P$13]*[.$G26]))"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EILING([.$H$11]/([.S$13]*[.$G26]))" office:value-type="float" office:value="15" calcext:value-type="float">
            <text:p>15</text:p>
          </table:table-cell>
          <table:table-cell table:formula="of:=CEILING([.$H$11]/([.T$13]*[.$G26]))" office:value-type="float" office:value="10" calcext:value-type="float">
            <text:p>10</text:p>
          </table:table-cell>
          <table:table-cell table:formula="of:=CEILING([.$H$11]/([.U$13]*[.$G26]))" office:value-type="float" office:value="8" calcext:value-type="float">
            <text:p>8</text:p>
          </table:table-cell>
          <table:table-cell table:formula="of:=CEILING([.$H$11]/([.V$13]*[.$G26]))" office:value-type="float" office:value="6" calcext:value-type="float">
            <text:p>6</text:p>
          </table:table-cell>
          <table:table-cell table:formula="of:=CEILING([.$H$11]/([.W$13]*[.$G26]))" office:value-type="float" office:value="5" calcext:value-type="float">
            <text:p>5</text:p>
          </table:table-cell>
          <table:table-cell table:formula="of:=CEILING([.$H$11]/([.X$13]*[.$G26]))" office:value-type="float" office:value="5" calcext:value-type="float">
            <text:p>5</text:p>
          </table:table-cell>
          <table:table-cell table:formula="of:=CEILING([.$H$11]/([.Y$13]*[.$G26]))" office:value-type="float" office:value="4" calcext:value-type="float">
            <text:p>4</text:p>
          </table:table-cell>
          <table:table-cell table:formula="of:=CEILING([.$H$11]/([.Z$13]*[.$G26]))" office:value-type="float" office:value="4" calcext:value-type="float">
            <text:p>4</text:p>
          </table:table-cell>
          <table:table-cell table:formula="of:=CEILING([.$H$11]/([.AA$13]*[.$G26])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6]*([.$D$14]+500)+[.S26]*[.$D$13]+200000" office:value-type="float" office:value="814025" calcext:value-type="float">
            <text:p>814025</text:p>
          </table:table-cell>
          <table:table-cell table:formula="of:=[.I26]*([.$D$14]+500)+[.T26]*[.$D$13]+200000" office:value-type="float" office:value="609350" calcext:value-type="float">
            <text:p>609350</text:p>
          </table:table-cell>
          <table:table-cell table:style-name="ce2" table:formula="of:=[.J26]*([.$D$14]+500)+[.U26]*[.$D$13]+200000" office:value-type="float" office:value="527480" calcext:value-type="float">
            <text:p>527480</text:p>
          </table:table-cell>
          <table:table-cell table:style-name="ce3" table:formula="of:=[.K26]*([.$D$14]+500)+[.V26]*[.$D$13]+200000" office:value-type="float" office:value="445610" calcext:value-type="float">
            <text:p>445610</text:p>
          </table:table-cell>
          <table:table-cell table:style-name="ce3" table:formula="of:=[.L26]*([.$D$14]+760)+[.W26]*[.$D$13]+200000" office:value-type="float" office:value="421575" calcext:value-type="float">
            <text:p>421575</text:p>
          </table:table-cell>
          <table:table-cell table:style-name="ce3" table:formula="of:=[.M26]*([.$D$14]+1310)+[.X26]*[.$D$13]+200000" office:value-type="float" office:value="457325" calcext:value-type="float">
            <text:p>457325</text:p>
          </table:table-cell>
          <table:table-cell table:style-name="ce3" table:formula="of:=[.N26]*([.$D$14]+2400)+[.Y26]*[.$D$13]+200000" office:value-type="float" office:value="462540" calcext:value-type="float">
            <text:p>462540</text:p>
          </table:table-cell>
          <table:table-cell table:formula="of:=[.O26]*([.$D$14]+4600)+[.Z26]*[.$D$13]+200000" office:value-type="float" office:value="576940" calcext:value-type="float">
            <text:p>5769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[.$G27]*CEILING([.$H$11]/([.H$13]*[.$G27]))" office:value-type="float" office:value="196" calcext:value-type="float">
            <text:p>196</text:p>
          </table:table-cell>
          <table:table-cell table:formula="of:=[.$G27]*CEILING([.$H$11]/([.I$13]*[.$G27]))" office:value-type="float" office:value="140" calcext:value-type="float">
            <text:p>140</text:p>
          </table:table-cell>
          <table:table-cell table:formula="of:=[.$G27]*CEILING([.$H$11]/([.J$13]*[.$G27]))" office:value-type="float" office:value="98" calcext:value-type="float">
            <text:p>98</text:p>
          </table:table-cell>
          <table:table-cell table:formula="of:=[.$G27]*CEILING([.$H$11]/([.K$13]*[.$G27]))" office:value-type="float" office:value="84" calcext:value-type="float">
            <text:p>84</text:p>
          </table:table-cell>
          <table:table-cell table:formula="of:=[.$G27]*CEILING([.$H$11]/([.L$13]*[.$G27]))" office:value-type="float" office:value="70" calcext:value-type="float">
            <text:p>70</text:p>
          </table:table-cell>
          <table:table-cell table:formula="of:=[.$G27]*CEILING([.$H$11]/([.M$13]*[.$G27]))" office:value-type="float" office:value="56" calcext:value-type="float">
            <text:p>56</text:p>
          </table:table-cell>
          <table:table-cell table:formula="of:=[.$G27]*CEILING([.$H$11]/([.N$13]*[.$G27]))" office:value-type="float" office:value="56" calcext:value-type="float">
            <text:p>56</text:p>
          </table:table-cell>
          <table:table-cell table:formula="of:=[.$G27]*CEILING([.$H$11]/([.O$13]*[.$G27]))" office:value-type="float" office:value="56" calcext:value-type="float">
            <text:p>56</text:p>
          </table:table-cell>
          <table:table-cell table:formula="of:=[.$G27]*CEILING([.$H$11]/([.P$13]*[.$G27]))" office:value-type="float" office:value="42" calcext:value-type="float">
            <text:p>4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EILING([.$H$11]/([.S$13]*[.$G27]))" office:value-type="float" office:value="14" calcext:value-type="float">
            <text:p>14</text:p>
          </table:table-cell>
          <table:table-cell table:formula="of:=CEILING([.$H$11]/([.T$13]*[.$G27]))" office:value-type="float" office:value="10" calcext:value-type="float">
            <text:p>10</text:p>
          </table:table-cell>
          <table:table-cell table:formula="of:=CEILING([.$H$11]/([.U$13]*[.$G27]))" office:value-type="float" office:value="7" calcext:value-type="float">
            <text:p>7</text:p>
          </table:table-cell>
          <table:table-cell table:formula="of:=CEILING([.$H$11]/([.V$13]*[.$G27]))" office:value-type="float" office:value="6" calcext:value-type="float">
            <text:p>6</text:p>
          </table:table-cell>
          <table:table-cell table:formula="of:=CEILING([.$H$11]/([.W$13]*[.$G27]))" office:value-type="float" office:value="5" calcext:value-type="float">
            <text:p>5</text:p>
          </table:table-cell>
          <table:table-cell table:formula="of:=CEILING([.$H$11]/([.X$13]*[.$G27]))" office:value-type="float" office:value="4" calcext:value-type="float">
            <text:p>4</text:p>
          </table:table-cell>
          <table:table-cell table:formula="of:=CEILING([.$H$11]/([.Y$13]*[.$G27]))" office:value-type="float" office:value="4" calcext:value-type="float">
            <text:p>4</text:p>
          </table:table-cell>
          <table:table-cell table:formula="of:=CEILING([.$H$11]/([.Z$13]*[.$G27]))" office:value-type="float" office:value="4" calcext:value-type="float">
            <text:p>4</text:p>
          </table:table-cell>
          <table:table-cell table:formula="of:=CEILING([.$H$11]/([.AA$13]*[.$G27])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7]*([.$D$14]+500)+[.S27]*[.$D$13]+200000" office:value-type="float" office:value="814670" calcext:value-type="float">
            <text:p>814670</text:p>
          </table:table-cell>
          <table:table-cell table:formula="of:=[.I27]*([.$D$14]+500)+[.T27]*[.$D$13]+200000" office:value-type="float" office:value="639050" calcext:value-type="float">
            <text:p>639050</text:p>
          </table:table-cell>
          <table:table-cell table:style-name="ce2" table:formula="of:=[.J27]*([.$D$14]+500)+[.U27]*[.$D$13]+200000" office:value-type="float" office:value="507335" calcext:value-type="float">
            <text:p>507335</text:p>
          </table:table-cell>
          <table:table-cell table:style-name="ce3" table:formula="of:=[.K27]*([.$D$14]+500)+[.V27]*[.$D$13]+200000" office:value-type="float" office:value="463430" calcext:value-type="float">
            <text:p>463430</text:p>
          </table:table-cell>
          <table:table-cell table:style-name="ce3" table:formula="of:=[.L27]*([.$D$14]+760)+[.W27]*[.$D$13]+200000" office:value-type="float" office:value="437725" calcext:value-type="float">
            <text:p>437725</text:p>
          </table:table-cell>
          <table:table-cell table:style-name="ce3" table:formula="of:=[.M27]*([.$D$14]+1310)+[.X27]*[.$D$13]+200000" office:value-type="float" office:value="420980" calcext:value-type="float">
            <text:p>420980</text:p>
          </table:table-cell>
          <table:table-cell table:style-name="ce3" table:formula="of:=[.N27]*([.$D$14]+2400)+[.Y27]*[.$D$13]+200000" office:value-type="float" office:value="482020" calcext:value-type="float">
            <text:p>482020</text:p>
          </table:table-cell>
          <table:table-cell table:formula="of:=[.O27]*([.$D$14]+4600)+[.Z27]*[.$D$13]+200000" office:value-type="float" office:value="605220" calcext:value-type="float">
            <text:p>6052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[.$G28]*CEILING([.$H$11]/([.H$13]*[.$G28]))" office:value-type="float" office:value="195" calcext:value-type="float">
            <text:p>195</text:p>
          </table:table-cell>
          <table:table-cell table:formula="of:=[.$G28]*CEILING([.$H$11]/([.I$13]*[.$G28]))" office:value-type="float" office:value="135" calcext:value-type="float">
            <text:p>135</text:p>
          </table:table-cell>
          <table:table-cell table:formula="of:=[.$G28]*CEILING([.$H$11]/([.J$13]*[.$G28]))" office:value-type="float" office:value="105" calcext:value-type="float">
            <text:p>105</text:p>
          </table:table-cell>
          <table:table-cell table:formula="of:=[.$G28]*CEILING([.$H$11]/([.K$13]*[.$G28]))" office:value-type="float" office:value="90" calcext:value-type="float">
            <text:p>90</text:p>
          </table:table-cell>
          <table:table-cell table:formula="of:=[.$G28]*CEILING([.$H$11]/([.L$13]*[.$G28]))" office:value-type="float" office:value="75" calcext:value-type="float">
            <text:p>75</text:p>
          </table:table-cell>
          <table:table-cell table:formula="of:=[.$G28]*CEILING([.$H$11]/([.M$13]*[.$G28]))" office:value-type="float" office:value="60" calcext:value-type="float">
            <text:p>60</text:p>
          </table:table-cell>
          <table:table-cell table:formula="of:=[.$G28]*CEILING([.$H$11]/([.N$13]*[.$G28]))" office:value-type="float" office:value="60" calcext:value-type="float">
            <text:p>60</text:p>
          </table:table-cell>
          <table:table-cell table:formula="of:=[.$G28]*CEILING([.$H$11]/([.O$13]*[.$G28]))" office:value-type="float" office:value="45" calcext:value-type="float">
            <text:p>45</text:p>
          </table:table-cell>
          <table:table-cell table:formula="of:=[.$G28]*CEILING([.$H$11]/([.P$13]*[.$G28]))"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EILING([.$H$11]/([.S$13]*[.$G28]))" office:value-type="float" office:value="13" calcext:value-type="float">
            <text:p>13</text:p>
          </table:table-cell>
          <table:table-cell table:formula="of:=CEILING([.$H$11]/([.T$13]*[.$G28]))" office:value-type="float" office:value="9" calcext:value-type="float">
            <text:p>9</text:p>
          </table:table-cell>
          <table:table-cell table:formula="of:=CEILING([.$H$11]/([.U$13]*[.$G28]))" office:value-type="float" office:value="7" calcext:value-type="float">
            <text:p>7</text:p>
          </table:table-cell>
          <table:table-cell table:formula="of:=CEILING([.$H$11]/([.V$13]*[.$G28]))" office:value-type="float" office:value="6" calcext:value-type="float">
            <text:p>6</text:p>
          </table:table-cell>
          <table:table-cell table:formula="of:=CEILING([.$H$11]/([.W$13]*[.$G28]))" office:value-type="float" office:value="5" calcext:value-type="float">
            <text:p>5</text:p>
          </table:table-cell>
          <table:table-cell table:formula="of:=CEILING([.$H$11]/([.X$13]*[.$G28]))" office:value-type="float" office:value="4" calcext:value-type="float">
            <text:p>4</text:p>
          </table:table-cell>
          <table:table-cell table:formula="of:=CEILING([.$H$11]/([.Y$13]*[.$G28]))" office:value-type="float" office:value="4" calcext:value-type="float">
            <text:p>4</text:p>
          </table:table-cell>
          <table:table-cell table:formula="of:=CEILING([.$H$11]/([.Z$13]*[.$G28]))" office:value-type="float" office:value="3" calcext:value-type="float">
            <text:p>3</text:p>
          </table:table-cell>
          <table:table-cell table:formula="of:=CEILING([.$H$11]/([.AA$13]*[.$G28])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8]*([.$D$14]+500)+[.S28]*[.$D$13]+200000" office:value-type="float" office:value="809375" calcext:value-type="float">
            <text:p>809375</text:p>
          </table:table-cell>
          <table:table-cell table:formula="of:=[.I28]*([.$D$14]+500)+[.T28]*[.$D$13]+200000" office:value-type="float" office:value="621875" calcext:value-type="float">
            <text:p>621875</text:p>
          </table:table-cell>
          <table:table-cell table:style-name="ce2" table:formula="of:=[.J28]*([.$D$14]+500)+[.U28]*[.$D$13]+200000" office:value-type="float" office:value="528125" calcext:value-type="float">
            <text:p>528125</text:p>
          </table:table-cell>
          <table:table-cell table:style-name="ce3" table:formula="of:=[.K28]*([.$D$14]+500)+[.V28]*[.$D$13]+200000" office:value-type="float" office:value="481250" calcext:value-type="float">
            <text:p>481250</text:p>
          </table:table-cell>
          <table:table-cell table:style-name="ce3" table:formula="of:=[.L28]*([.$D$14]+760)+[.W28]*[.$D$13]+200000" office:value-type="float" office:value="453875" calcext:value-type="float">
            <text:p>453875</text:p>
          </table:table-cell>
          <table:table-cell table:style-name="ce3" table:formula="of:=[.M28]*([.$D$14]+1310)+[.X28]*[.$D$13]+200000" office:value-type="float" office:value="436100" calcext:value-type="float">
            <text:p>436100</text:p>
          </table:table-cell>
          <table:table-cell table:style-name="ce3" table:formula="of:=[.N28]*([.$D$14]+2400)+[.Y28]*[.$D$13]+200000" office:value-type="float" office:value="501500" calcext:value-type="float">
            <text:p>501500</text:p>
          </table:table-cell>
          <table:table-cell table:formula="of:=[.O28]*([.$D$14]+4600)+[.Z28]*[.$D$13]+200000" office:value-type="float" office:value="525125" calcext:value-type="float">
            <text:p>52512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$G29]*CEILING([.$H$11]/([.H$13]*[.$G29]))" office:value-type="float" office:value="192" calcext:value-type="float">
            <text:p>192</text:p>
          </table:table-cell>
          <table:table-cell table:formula="of:=[.$G29]*CEILING([.$H$11]/([.I$13]*[.$G29]))" office:value-type="float" office:value="128" calcext:value-type="float">
            <text:p>128</text:p>
          </table:table-cell>
          <table:table-cell table:formula="of:=[.$G29]*CEILING([.$H$11]/([.J$13]*[.$G29]))" office:value-type="float" office:value="96" calcext:value-type="float">
            <text:p>96</text:p>
          </table:table-cell>
          <table:table-cell table:formula="of:=[.$G29]*CEILING([.$H$11]/([.K$13]*[.$G29]))" office:value-type="float" office:value="80" calcext:value-type="float">
            <text:p>80</text:p>
          </table:table-cell>
          <table:table-cell table:formula="of:=[.$G29]*CEILING([.$H$11]/([.L$13]*[.$G29]))" office:value-type="float" office:value="64" calcext:value-type="float">
            <text:p>64</text:p>
          </table:table-cell>
          <table:table-cell table:formula="of:=[.$G29]*CEILING([.$H$11]/([.M$13]*[.$G29]))" office:value-type="float" office:value="64" calcext:value-type="float">
            <text:p>64</text:p>
          </table:table-cell>
          <table:table-cell table:formula="of:=[.$G29]*CEILING([.$H$11]/([.N$13]*[.$G29]))" office:value-type="float" office:value="48" calcext:value-type="float">
            <text:p>48</text:p>
          </table:table-cell>
          <table:table-cell table:formula="of:=[.$G29]*CEILING([.$H$11]/([.O$13]*[.$G29]))" office:value-type="float" office:value="48" calcext:value-type="float">
            <text:p>48</text:p>
          </table:table-cell>
          <table:table-cell table:formula="of:=[.$G29]*CEILING([.$H$11]/([.P$13]*[.$G29]))"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EILING([.$H$11]/([.S$13]*[.$G29]))" office:value-type="float" office:value="12" calcext:value-type="float">
            <text:p>12</text:p>
          </table:table-cell>
          <table:table-cell table:formula="of:=CEILING([.$H$11]/([.T$13]*[.$G29]))" office:value-type="float" office:value="8" calcext:value-type="float">
            <text:p>8</text:p>
          </table:table-cell>
          <table:table-cell table:formula="of:=CEILING([.$H$11]/([.U$13]*[.$G29]))" office:value-type="float" office:value="6" calcext:value-type="float">
            <text:p>6</text:p>
          </table:table-cell>
          <table:table-cell table:formula="of:=CEILING([.$H$11]/([.V$13]*[.$G29]))" office:value-type="float" office:value="5" calcext:value-type="float">
            <text:p>5</text:p>
          </table:table-cell>
          <table:table-cell table:formula="of:=CEILING([.$H$11]/([.W$13]*[.$G29]))" office:value-type="float" office:value="4" calcext:value-type="float">
            <text:p>4</text:p>
          </table:table-cell>
          <table:table-cell table:formula="of:=CEILING([.$H$11]/([.X$13]*[.$G29]))" office:value-type="float" office:value="4" calcext:value-type="float">
            <text:p>4</text:p>
          </table:table-cell>
          <table:table-cell table:formula="of:=CEILING([.$H$11]/([.Y$13]*[.$G29]))" office:value-type="float" office:value="3" calcext:value-type="float">
            <text:p>3</text:p>
          </table:table-cell>
          <table:table-cell table:formula="of:=CEILING([.$H$11]/([.Z$13]*[.$G29]))" office:value-type="float" office:value="3" calcext:value-type="float">
            <text:p>3</text:p>
          </table:table-cell>
          <table:table-cell table:formula="of:=CEILING([.$H$11]/([.AA$13]*[.$G29]))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([.$D$14]+500)+[.S29]*[.$D$13]+200000" office:value-type="float" office:value="798140" calcext:value-type="float">
            <text:p>798140</text:p>
          </table:table-cell>
          <table:table-cell table:formula="of:=[.I29]*([.$D$14]+500)+[.T29]*[.$D$13]+200000" office:value-type="float" office:value="598760" calcext:value-type="float">
            <text:p>598760</text:p>
          </table:table-cell>
          <table:table-cell table:style-name="ce2" table:formula="of:=[.J29]*([.$D$14]+500)+[.U29]*[.$D$13]+200000" office:value-type="float" office:value="499070" calcext:value-type="float">
            <text:p>499070</text:p>
          </table:table-cell>
          <table:table-cell table:style-name="ce3" table:formula="of:=[.K29]*([.$D$14]+500)+[.V29]*[.$D$13]+200000" office:value-type="float" office:value="449225" calcext:value-type="float">
            <text:p>449225</text:p>
          </table:table-cell>
          <table:table-cell table:style-name="ce3" table:formula="of:=[.L29]*([.$D$14]+760)+[.W29]*[.$D$13]+200000" office:value-type="float" office:value="416020" calcext:value-type="float">
            <text:p>416020</text:p>
          </table:table-cell>
          <table:table-cell table:style-name="ce3" table:formula="of:=[.M29]*([.$D$14]+1310)+[.X29]*[.$D$13]+200000" office:value-type="float" office:value="451220" calcext:value-type="float">
            <text:p>451220</text:p>
          </table:table-cell>
          <table:table-cell table:style-name="ce3" table:formula="of:=[.N29]*([.$D$14]+2400)+[.Y29]*[.$D$13]+200000" office:value-type="float" office:value="440735" calcext:value-type="float">
            <text:p>440735</text:p>
          </table:table-cell>
          <table:table-cell table:formula="of:=[.O29]*([.$D$14]+4600)+[.Z29]*[.$D$13]+200000" office:value-type="float" office:value="546335" calcext:value-type="float">
            <text:p>54633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[.$G30]*CEILING([.$H$11]/([.H$13]*[.$G30]))" office:value-type="float" office:value="204" calcext:value-type="float">
            <text:p>204</text:p>
          </table:table-cell>
          <table:table-cell table:formula="of:=[.$G30]*CEILING([.$H$11]/([.I$13]*[.$G30]))" office:value-type="float" office:value="136" calcext:value-type="float">
            <text:p>136</text:p>
          </table:table-cell>
          <table:table-cell table:formula="of:=[.$G30]*CEILING([.$H$11]/([.J$13]*[.$G30]))" office:value-type="float" office:value="102" calcext:value-type="float">
            <text:p>102</text:p>
          </table:table-cell>
          <table:table-cell table:formula="of:=[.$G30]*CEILING([.$H$11]/([.K$13]*[.$G30]))" office:value-type="float" office:value="85" calcext:value-type="float">
            <text:p>85</text:p>
          </table:table-cell>
          <table:table-cell table:formula="of:=[.$G30]*CEILING([.$H$11]/([.L$13]*[.$G30]))" office:value-type="float" office:value="68" calcext:value-type="float">
            <text:p>68</text:p>
          </table:table-cell>
          <table:table-cell table:formula="of:=[.$G30]*CEILING([.$H$11]/([.M$13]*[.$G30]))" office:value-type="float" office:value="68" calcext:value-type="float">
            <text:p>68</text:p>
          </table:table-cell>
          <table:table-cell table:formula="of:=[.$G30]*CEILING([.$H$11]/([.N$13]*[.$G30]))" office:value-type="float" office:value="51" calcext:value-type="float">
            <text:p>51</text:p>
          </table:table-cell>
          <table:table-cell table:formula="of:=[.$G30]*CEILING([.$H$11]/([.O$13]*[.$G30]))" office:value-type="float" office:value="51" calcext:value-type="float">
            <text:p>51</text:p>
          </table:table-cell>
          <table:table-cell table:formula="of:=[.$G30]*CEILING([.$H$11]/([.P$13]*[.$G30]))" office:value-type="float" office:value="51" calcext:value-type="float">
            <text:p>5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EILING([.$H$11]/([.S$13]*[.$G30]))" office:value-type="float" office:value="12" calcext:value-type="float">
            <text:p>12</text:p>
          </table:table-cell>
          <table:table-cell table:formula="of:=CEILING([.$H$11]/([.T$13]*[.$G30]))" office:value-type="float" office:value="8" calcext:value-type="float">
            <text:p>8</text:p>
          </table:table-cell>
          <table:table-cell table:formula="of:=CEILING([.$H$11]/([.U$13]*[.$G30]))" office:value-type="float" office:value="6" calcext:value-type="float">
            <text:p>6</text:p>
          </table:table-cell>
          <table:table-cell table:formula="of:=CEILING([.$H$11]/([.V$13]*[.$G30]))" office:value-type="float" office:value="5" calcext:value-type="float">
            <text:p>5</text:p>
          </table:table-cell>
          <table:table-cell table:formula="of:=CEILING([.$H$11]/([.W$13]*[.$G30]))" office:value-type="float" office:value="4" calcext:value-type="float">
            <text:p>4</text:p>
          </table:table-cell>
          <table:table-cell table:formula="of:=CEILING([.$H$11]/([.X$13]*[.$G30]))" office:value-type="float" office:value="4" calcext:value-type="float">
            <text:p>4</text:p>
          </table:table-cell>
          <table:table-cell table:formula="of:=CEILING([.$H$11]/([.Y$13]*[.$G30]))" office:value-type="float" office:value="3" calcext:value-type="float">
            <text:p>3</text:p>
          </table:table-cell>
          <table:table-cell table:formula="of:=CEILING([.$H$11]/([.Z$13]*[.$G30]))" office:value-type="float" office:value="3" calcext:value-type="float">
            <text:p>3</text:p>
          </table:table-cell>
          <table:table-cell table:formula="of:=CEILING([.$H$11]/([.AA$13]*[.$G30])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30]*([.$D$14]+500)+[.S30]*[.$D$13]+200000" office:value-type="float" office:value="833780" calcext:value-type="float">
            <text:p>833780</text:p>
          </table:table-cell>
          <table:table-cell table:formula="of:=[.I30]*([.$D$14]+500)+[.T30]*[.$D$13]+200000" office:value-type="float" office:value="622520" calcext:value-type="float">
            <text:p>622520</text:p>
          </table:table-cell>
          <table:table-cell table:style-name="ce2" table:formula="of:=[.J30]*([.$D$14]+500)+[.U30]*[.$D$13]+200000" office:value-type="float" office:value="516890" calcext:value-type="float">
            <text:p>516890</text:p>
          </table:table-cell>
          <table:table-cell table:style-name="ce3" table:formula="of:=[.K30]*([.$D$14]+500)+[.V30]*[.$D$13]+200000" office:value-type="float" office:value="464075" calcext:value-type="float">
            <text:p>464075</text:p>
          </table:table-cell>
          <table:table-cell table:style-name="ce3" table:formula="of:=[.L30]*([.$D$14]+760)+[.W30]*[.$D$13]+200000" office:value-type="float" office:value="428940" calcext:value-type="float">
            <text:p>428940</text:p>
          </table:table-cell>
          <table:table-cell table:style-name="ce3" table:formula="of:=[.M30]*([.$D$14]+1310)+[.X30]*[.$D$13]+200000" office:value-type="float" office:value="466340" calcext:value-type="float">
            <text:p>466340</text:p>
          </table:table-cell>
          <table:table-cell table:style-name="ce3" table:formula="of:=[.N30]*([.$D$14]+2400)+[.Y30]*[.$D$13]+200000" office:value-type="float" office:value="455345" calcext:value-type="float">
            <text:p>455345</text:p>
          </table:table-cell>
          <table:table-cell table:formula="of:=[.O30]*([.$D$14]+4600)+[.Z30]*[.$D$13]+200000" office:value-type="float" office:value="567545" calcext:value-type="float">
            <text:p>56754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[.$G31]*CEILING([.$H$11]/([.H$13]*[.$G31]))" office:value-type="float" office:value="198" calcext:value-type="float">
            <text:p>198</text:p>
          </table:table-cell>
          <table:table-cell table:formula="of:=[.$G31]*CEILING([.$H$11]/([.I$13]*[.$G31]))" office:value-type="float" office:value="144" calcext:value-type="float">
            <text:p>144</text:p>
          </table:table-cell>
          <table:table-cell table:formula="of:=[.$G31]*CEILING([.$H$11]/([.J$13]*[.$G31]))" office:value-type="float" office:value="108" calcext:value-type="float">
            <text:p>108</text:p>
          </table:table-cell>
          <table:table-cell table:formula="of:=[.$G31]*CEILING([.$H$11]/([.K$13]*[.$G31]))" office:value-type="float" office:value="90" calcext:value-type="float">
            <text:p>90</text:p>
          </table:table-cell>
          <table:table-cell table:formula="of:=[.$G31]*CEILING([.$H$11]/([.L$13]*[.$G31]))" office:value-type="float" office:value="72" calcext:value-type="float">
            <text:p>72</text:p>
          </table:table-cell>
          <table:table-cell table:formula="of:=[.$G31]*CEILING([.$H$11]/([.M$13]*[.$G31]))" office:value-type="float" office:value="72" calcext:value-type="float">
            <text:p>72</text:p>
          </table:table-cell>
          <table:table-cell table:formula="of:=[.$G31]*CEILING([.$H$11]/([.N$13]*[.$G31]))" office:value-type="float" office:value="54" calcext:value-type="float">
            <text:p>54</text:p>
          </table:table-cell>
          <table:table-cell table:formula="of:=[.$G31]*CEILING([.$H$11]/([.O$13]*[.$G31]))" office:value-type="float" office:value="54" calcext:value-type="float">
            <text:p>54</text:p>
          </table:table-cell>
          <table:table-cell table:formula="of:=[.$G31]*CEILING([.$H$11]/([.P$13]*[.$G31]))" office:value-type="float" office:value="54" calcext:value-type="float">
            <text:p>5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EILING([.$H$11]/([.S$13]*[.$G31]))" office:value-type="float" office:value="11" calcext:value-type="float">
            <text:p>11</text:p>
          </table:table-cell>
          <table:table-cell table:formula="of:=CEILING([.$H$11]/([.T$13]*[.$G31]))" office:value-type="float" office:value="8" calcext:value-type="float">
            <text:p>8</text:p>
          </table:table-cell>
          <table:table-cell table:formula="of:=CEILING([.$H$11]/([.U$13]*[.$G31]))" office:value-type="float" office:value="6" calcext:value-type="float">
            <text:p>6</text:p>
          </table:table-cell>
          <table:table-cell table:formula="of:=CEILING([.$H$11]/([.V$13]*[.$G31]))" office:value-type="float" office:value="5" calcext:value-type="float">
            <text:p>5</text:p>
          </table:table-cell>
          <table:table-cell table:formula="of:=CEILING([.$H$11]/([.W$13]*[.$G31]))" office:value-type="float" office:value="4" calcext:value-type="float">
            <text:p>4</text:p>
          </table:table-cell>
          <table:table-cell table:formula="of:=CEILING([.$H$11]/([.X$13]*[.$G31]))" office:value-type="float" office:value="4" calcext:value-type="float">
            <text:p>4</text:p>
          </table:table-cell>
          <table:table-cell table:formula="of:=CEILING([.$H$11]/([.Y$13]*[.$G31]))" office:value-type="float" office:value="3" calcext:value-type="float">
            <text:p>3</text:p>
          </table:table-cell>
          <table:table-cell table:formula="of:=CEILING([.$H$11]/([.Z$13]*[.$G31]))" office:value-type="float" office:value="3" calcext:value-type="float">
            <text:p>3</text:p>
          </table:table-cell>
          <table:table-cell table:formula="of:=CEILING([.$H$11]/([.AA$13]*[.$G31])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31]*([.$D$14]+500)+[.S31]*[.$D$13]+200000" office:value-type="float" office:value="813635" calcext:value-type="float">
            <text:p>813635</text:p>
          </table:table-cell>
          <table:table-cell table:formula="of:=[.I31]*([.$D$14]+500)+[.T31]*[.$D$13]+200000" office:value-type="float" office:value="646280" calcext:value-type="float">
            <text:p>646280</text:p>
          </table:table-cell>
          <table:table-cell table:style-name="ce2" table:formula="of:=[.J31]*([.$D$14]+500)+[.U31]*[.$D$13]+200000" office:value-type="float" office:value="534710" calcext:value-type="float">
            <text:p>534710</text:p>
          </table:table-cell>
          <table:table-cell table:style-name="ce3" table:formula="of:=[.K31]*([.$D$14]+500)+[.V31]*[.$D$13]+200000" office:value-type="float" office:value="478925" calcext:value-type="float">
            <text:p>478925</text:p>
          </table:table-cell>
          <table:table-cell table:style-name="ce3" table:formula="of:=[.L31]*([.$D$14]+760)+[.W31]*[.$D$13]+200000" office:value-type="float" office:value="441860" calcext:value-type="float">
            <text:p>441860</text:p>
          </table:table-cell>
          <table:table-cell table:style-name="ce3" table:formula="of:=[.M31]*([.$D$14]+1310)+[.X31]*[.$D$13]+200000" office:value-type="float" office:value="481460" calcext:value-type="float">
            <text:p>481460</text:p>
          </table:table-cell>
          <table:table-cell table:style-name="ce3" table:formula="of:=[.N31]*([.$D$14]+2400)+[.Y31]*[.$D$13]+200000" office:value-type="float" office:value="469955" calcext:value-type="float">
            <text:p>469955</text:p>
          </table:table-cell>
          <table:table-cell table:formula="of:=[.O31]*([.$D$14]+4600)+[.Z31]*[.$D$13]+200000" office:value-type="float" office:value="588755" calcext:value-type="float">
            <text:p>58875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[.$G32]*CEILING([.$H$11]/([.H$13]*[.$G32]))" office:value-type="float" office:value="209" calcext:value-type="float">
            <text:p>209</text:p>
          </table:table-cell>
          <table:table-cell table:formula="of:=[.$G32]*CEILING([.$H$11]/([.I$13]*[.$G32]))" office:value-type="float" office:value="133" calcext:value-type="float">
            <text:p>133</text:p>
          </table:table-cell>
          <table:table-cell table:formula="of:=[.$G32]*CEILING([.$H$11]/([.J$13]*[.$G32]))" office:value-type="float" office:value="114" calcext:value-type="float">
            <text:p>114</text:p>
          </table:table-cell>
          <table:table-cell table:formula="of:=[.$G32]*CEILING([.$H$11]/([.K$13]*[.$G32]))" office:value-type="float" office:value="95" calcext:value-type="float">
            <text:p>95</text:p>
          </table:table-cell>
          <table:table-cell table:formula="of:=[.$G32]*CEILING([.$H$11]/([.L$13]*[.$G32]))" office:value-type="float" office:value="76" calcext:value-type="float">
            <text:p>76</text:p>
          </table:table-cell>
          <table:table-cell table:formula="of:=[.$G32]*CEILING([.$H$11]/([.M$13]*[.$G32]))" office:value-type="float" office:value="57" calcext:value-type="float">
            <text:p>57</text:p>
          </table:table-cell>
          <table:table-cell table:formula="of:=[.$G32]*CEILING([.$H$11]/([.N$13]*[.$G32]))" office:value-type="float" office:value="57" calcext:value-type="float">
            <text:p>57</text:p>
          </table:table-cell>
          <table:table-cell table:formula="of:=[.$G32]*CEILING([.$H$11]/([.O$13]*[.$G32]))" office:value-type="float" office:value="57" calcext:value-type="float">
            <text:p>57</text:p>
          </table:table-cell>
          <table:table-cell table:formula="of:=[.$G32]*CEILING([.$H$11]/([.P$13]*[.$G32]))" office:value-type="float" office:value="57" calcext:value-type="float">
            <text:p>5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EILING([.$H$11]/([.S$13]*[.$G32]))" office:value-type="float" office:value="11" calcext:value-type="float">
            <text:p>11</text:p>
          </table:table-cell>
          <table:table-cell table:formula="of:=CEILING([.$H$11]/([.T$13]*[.$G32]))" office:value-type="float" office:value="7" calcext:value-type="float">
            <text:p>7</text:p>
          </table:table-cell>
          <table:table-cell table:formula="of:=CEILING([.$H$11]/([.U$13]*[.$G32]))" office:value-type="float" office:value="6" calcext:value-type="float">
            <text:p>6</text:p>
          </table:table-cell>
          <table:table-cell table:formula="of:=CEILING([.$H$11]/([.V$13]*[.$G32]))" office:value-type="float" office:value="5" calcext:value-type="float">
            <text:p>5</text:p>
          </table:table-cell>
          <table:table-cell table:formula="of:=CEILING([.$H$11]/([.W$13]*[.$G32]))" office:value-type="float" office:value="4" calcext:value-type="float">
            <text:p>4</text:p>
          </table:table-cell>
          <table:table-cell table:formula="of:=CEILING([.$H$11]/([.X$13]*[.$G32]))" office:value-type="float" office:value="3" calcext:value-type="float">
            <text:p>3</text:p>
          </table:table-cell>
          <table:table-cell table:formula="of:=CEILING([.$H$11]/([.Y$13]*[.$G32]))" office:value-type="float" office:value="3" calcext:value-type="float">
            <text:p>3</text:p>
          </table:table-cell>
          <table:table-cell table:formula="of:=CEILING([.$H$11]/([.Z$13]*[.$G32]))" office:value-type="float" office:value="3" calcext:value-type="float">
            <text:p>3</text:p>
          </table:table-cell>
          <table:table-cell table:formula="of:=CEILING([.$H$11]/([.AA$13]*[.$G32]))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32]*([.$D$14]+500)+[.S32]*[.$D$13]+200000" office:value-type="float" office:value="846305" calcext:value-type="float">
            <text:p>846305</text:p>
          </table:table-cell>
          <table:table-cell table:formula="of:=[.I32]*([.$D$14]+500)+[.T32]*[.$D$13]+200000" office:value-type="float" office:value="611285" calcext:value-type="float">
            <text:p>611285</text:p>
          </table:table-cell>
          <table:table-cell table:style-name="ce2" table:formula="of:=[.J32]*([.$D$14]+500)+[.U32]*[.$D$13]+200000" office:value-type="float" office:value="552530" calcext:value-type="float">
            <text:p>552530</text:p>
          </table:table-cell>
          <table:table-cell table:style-name="ce3" table:formula="of:=[.K32]*([.$D$14]+500)+[.V32]*[.$D$13]+200000" office:value-type="float" office:value="493775" calcext:value-type="float">
            <text:p>493775</text:p>
          </table:table-cell>
          <table:table-cell table:style-name="ce3" table:formula="of:=[.L32]*([.$D$14]+760)+[.W32]*[.$D$13]+200000" office:value-type="float" office:value="454780" calcext:value-type="float">
            <text:p>454780</text:p>
          </table:table-cell>
          <table:table-cell table:style-name="ce3" table:formula="of:=[.M32]*([.$D$14]+1310)+[.X32]*[.$D$13]+200000" office:value-type="float" office:value="422435" calcext:value-type="float">
            <text:p>422435</text:p>
          </table:table-cell>
          <table:table-cell table:style-name="ce3" table:formula="of:=[.N32]*([.$D$14]+2400)+[.Y32]*[.$D$13]+200000" office:value-type="float" office:value="484565" calcext:value-type="float">
            <text:p>484565</text:p>
          </table:table-cell>
          <table:table-cell table:formula="of:=[.O32]*([.$D$14]+4600)+[.Z32]*[.$D$13]+200000" office:value-type="float" office:value="609965" calcext:value-type="float">
            <text:p>60996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$G33]*CEILING([.$H$11]/([.H$13]*[.$G33]))" office:value-type="float" office:value="200" calcext:value-type="float">
            <text:p>200</text:p>
          </table:table-cell>
          <table:table-cell table:formula="of:=[.$G33]*CEILING([.$H$11]/([.I$13]*[.$G33]))" office:value-type="float" office:value="140" calcext:value-type="float">
            <text:p>140</text:p>
          </table:table-cell>
          <table:table-cell table:formula="of:=[.$G33]*CEILING([.$H$11]/([.J$13]*[.$G33]))" office:value-type="float" office:value="100" calcext:value-type="float">
            <text:p>100</text:p>
          </table:table-cell>
          <table:table-cell table:formula="of:=[.$G33]*CEILING([.$H$11]/([.K$13]*[.$G33]))" office:value-type="float" office:value="80" calcext:value-type="float">
            <text:p>80</text:p>
          </table:table-cell>
          <table:table-cell table:formula="of:=[.$G33]*CEILING([.$H$11]/([.L$13]*[.$G33]))" office:value-type="float" office:value="80" calcext:value-type="float">
            <text:p>80</text:p>
          </table:table-cell>
          <table:table-cell table:formula="of:=[.$G33]*CEILING([.$H$11]/([.M$13]*[.$G33]))" office:value-type="float" office:value="60" calcext:value-type="float">
            <text:p>60</text:p>
          </table:table-cell>
          <table:table-cell table:formula="of:=[.$G33]*CEILING([.$H$11]/([.N$13]*[.$G33]))" office:value-type="float" office:value="60" calcext:value-type="float">
            <text:p>60</text:p>
          </table:table-cell>
          <table:table-cell table:formula="of:=[.$G33]*CEILING([.$H$11]/([.O$13]*[.$G33]))" office:value-type="float" office:value="60" calcext:value-type="float">
            <text:p>60</text:p>
          </table:table-cell>
          <table:table-cell table:formula="of:=[.$G33]*CEILING([.$H$11]/([.P$13]*[.$G33]))"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EILING([.$H$11]/([.S$13]*[.$G33]))" office:value-type="float" office:value="10" calcext:value-type="float">
            <text:p>10</text:p>
          </table:table-cell>
          <table:table-cell table:formula="of:=CEILING([.$H$11]/([.T$13]*[.$G33]))" office:value-type="float" office:value="7" calcext:value-type="float">
            <text:p>7</text:p>
          </table:table-cell>
          <table:table-cell table:formula="of:=CEILING([.$H$11]/([.U$13]*[.$G33]))" office:value-type="float" office:value="5" calcext:value-type="float">
            <text:p>5</text:p>
          </table:table-cell>
          <table:table-cell table:formula="of:=CEILING([.$H$11]/([.V$13]*[.$G33]))" office:value-type="float" office:value="4" calcext:value-type="float">
            <text:p>4</text:p>
          </table:table-cell>
          <table:table-cell table:formula="of:=CEILING([.$H$11]/([.W$13]*[.$G33]))" office:value-type="float" office:value="4" calcext:value-type="float">
            <text:p>4</text:p>
          </table:table-cell>
          <table:table-cell table:formula="of:=CEILING([.$H$11]/([.X$13]*[.$G33]))" office:value-type="float" office:value="3" calcext:value-type="float">
            <text:p>3</text:p>
          </table:table-cell>
          <table:table-cell table:formula="of:=CEILING([.$H$11]/([.Y$13]*[.$G33]))" office:value-type="float" office:value="3" calcext:value-type="float">
            <text:p>3</text:p>
          </table:table-cell>
          <table:table-cell table:formula="of:=CEILING([.$H$11]/([.Z$13]*[.$G33]))" office:value-type="float" office:value="3" calcext:value-type="float">
            <text:p>3</text:p>
          </table:table-cell>
          <table:table-cell table:formula="of:=CEILING([.$H$11]/([.AA$13]*[.$G33]))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33]*([.$D$14]+500)+[.S33]*[.$D$13]+200000" office:value-type="float" office:value="817250" calcext:value-type="float">
            <text:p>817250</text:p>
          </table:table-cell>
          <table:table-cell table:formula="of:=[.I33]*([.$D$14]+500)+[.T33]*[.$D$13]+200000" office:value-type="float" office:value="632075" calcext:value-type="float">
            <text:p>632075</text:p>
          </table:table-cell>
          <table:table-cell table:style-name="ce2" table:formula="of:=[.J33]*([.$D$14]+500)+[.U33]*[.$D$13]+200000" office:value-type="float" office:value="508625" calcext:value-type="float">
            <text:p>508625</text:p>
          </table:table-cell>
          <table:table-cell table:style-name="ce3" table:formula="of:=[.K33]*([.$D$14]+500)+[.V33]*[.$D$13]+200000" office:value-type="float" office:value="446900" calcext:value-type="float">
            <text:p>446900</text:p>
          </table:table-cell>
          <table:table-cell table:style-name="ce3" table:formula="of:=[.L33]*([.$D$14]+760)+[.W33]*[.$D$13]+200000" office:value-type="float" office:value="467700" calcext:value-type="float">
            <text:p>467700</text:p>
          </table:table-cell>
          <table:table-cell table:style-name="ce3" table:formula="of:=[.M33]*([.$D$14]+1310)+[.X33]*[.$D$13]+200000" office:value-type="float" office:value="433775" calcext:value-type="float">
            <text:p>433775</text:p>
          </table:table-cell>
          <table:table-cell table:style-name="ce3" table:formula="of:=[.N33]*([.$D$14]+2400)+[.Y33]*[.$D$13]+200000" office:value-type="float" office:value="499175" calcext:value-type="float">
            <text:p>499175</text:p>
          </table:table-cell>
          <table:table-cell table:formula="of:=[.O33]*([.$D$14]+4600)+[.Z33]*[.$D$13]+200000" office:value-type="float" office:value="631175" calcext:value-type="float">
            <text:p>6311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[.$G34]*CEILING([.$H$11]/([.H$13]*[.$G34]))" office:value-type="float" office:value="210" calcext:value-type="float">
            <text:p>210</text:p>
          </table:table-cell>
          <table:table-cell table:formula="of:=[.$G34]*CEILING([.$H$11]/([.I$13]*[.$G34]))" office:value-type="float" office:value="147" calcext:value-type="float">
            <text:p>147</text:p>
          </table:table-cell>
          <table:table-cell table:formula="of:=[.$G34]*CEILING([.$H$11]/([.J$13]*[.$G34]))" office:value-type="float" office:value="105" calcext:value-type="float">
            <text:p>105</text:p>
          </table:table-cell>
          <table:table-cell table:formula="of:=[.$G34]*CEILING([.$H$11]/([.K$13]*[.$G34]))" office:value-type="float" office:value="84" calcext:value-type="float">
            <text:p>84</text:p>
          </table:table-cell>
          <table:table-cell table:formula="of:=[.$G34]*CEILING([.$H$11]/([.L$13]*[.$G34]))" office:value-type="float" office:value="84" calcext:value-type="float">
            <text:p>84</text:p>
          </table:table-cell>
          <table:table-cell table:formula="of:=[.$G34]*CEILING([.$H$11]/([.M$13]*[.$G34]))" office:value-type="float" office:value="63" calcext:value-type="float">
            <text:p>63</text:p>
          </table:table-cell>
          <table:table-cell table:formula="of:=[.$G34]*CEILING([.$H$11]/([.N$13]*[.$G34]))" office:value-type="float" office:value="63" calcext:value-type="float">
            <text:p>63</text:p>
          </table:table-cell>
          <table:table-cell table:formula="of:=[.$G34]*CEILING([.$H$11]/([.O$13]*[.$G34]))" office:value-type="float" office:value="63" calcext:value-type="float">
            <text:p>63</text:p>
          </table:table-cell>
          <table:table-cell table:formula="of:=[.$G34]*CEILING([.$H$11]/([.P$13]*[.$G34]))" office:value-type="float" office:value="42" calcext:value-type="float">
            <text:p>4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EILING([.$H$11]/([.S$13]*[.$G34]))" office:value-type="float" office:value="10" calcext:value-type="float">
            <text:p>10</text:p>
          </table:table-cell>
          <table:table-cell table:formula="of:=CEILING([.$H$11]/([.T$13]*[.$G34]))" office:value-type="float" office:value="7" calcext:value-type="float">
            <text:p>7</text:p>
          </table:table-cell>
          <table:table-cell table:formula="of:=CEILING([.$H$11]/([.U$13]*[.$G34]))" office:value-type="float" office:value="5" calcext:value-type="float">
            <text:p>5</text:p>
          </table:table-cell>
          <table:table-cell table:formula="of:=CEILING([.$H$11]/([.V$13]*[.$G34]))" office:value-type="float" office:value="4" calcext:value-type="float">
            <text:p>4</text:p>
          </table:table-cell>
          <table:table-cell table:formula="of:=CEILING([.$H$11]/([.W$13]*[.$G34]))" office:value-type="float" office:value="4" calcext:value-type="float">
            <text:p>4</text:p>
          </table:table-cell>
          <table:table-cell table:formula="of:=CEILING([.$H$11]/([.X$13]*[.$G34]))" office:value-type="float" office:value="3" calcext:value-type="float">
            <text:p>3</text:p>
          </table:table-cell>
          <table:table-cell table:formula="of:=CEILING([.$H$11]/([.Y$13]*[.$G34]))" office:value-type="float" office:value="3" calcext:value-type="float">
            <text:p>3</text:p>
          </table:table-cell>
          <table:table-cell table:formula="of:=CEILING([.$H$11]/([.Z$13]*[.$G34]))" office:value-type="float" office:value="3" calcext:value-type="float">
            <text:p>3</text:p>
          </table:table-cell>
          <table:table-cell table:formula="of:=CEILING([.$H$11]/([.AA$13]*[.$G34])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34]*([.$D$14]+500)+[.S34]*[.$D$13]+200000" office:value-type="float" office:value="846950" calcext:value-type="float">
            <text:p>846950</text:p>
          </table:table-cell>
          <table:table-cell table:formula="of:=[.I34]*([.$D$14]+500)+[.T34]*[.$D$13]+200000" office:value-type="float" office:value="652865" calcext:value-type="float">
            <text:p>652865</text:p>
          </table:table-cell>
          <table:table-cell table:style-name="ce2" table:formula="of:=[.J34]*([.$D$14]+500)+[.U34]*[.$D$13]+200000" office:value-type="float" office:value="523475" calcext:value-type="float">
            <text:p>523475</text:p>
          </table:table-cell>
          <table:table-cell table:style-name="ce3" table:formula="of:=[.K34]*([.$D$14]+500)+[.V34]*[.$D$13]+200000" office:value-type="float" office:value="458780" calcext:value-type="float">
            <text:p>458780</text:p>
          </table:table-cell>
          <table:table-cell table:style-name="ce3" table:formula="of:=[.L34]*([.$D$14]+760)+[.W34]*[.$D$13]+200000" office:value-type="float" office:value="480620" calcext:value-type="float">
            <text:p>480620</text:p>
          </table:table-cell>
          <table:table-cell table:style-name="ce3" table:formula="of:=[.M34]*([.$D$14]+1310)+[.X34]*[.$D$13]+200000" office:value-type="float" office:value="445115" calcext:value-type="float">
            <text:p>445115</text:p>
          </table:table-cell>
          <table:table-cell table:style-name="ce3" table:formula="of:=[.N34]*([.$D$14]+2400)+[.Y34]*[.$D$13]+200000" office:value-type="float" office:value="513785" calcext:value-type="float">
            <text:p>513785</text:p>
          </table:table-cell>
          <table:table-cell table:formula="of:=[.O34]*([.$D$14]+4600)+[.Z34]*[.$D$13]+200000" office:value-type="float" office:value="652385" calcext:value-type="float">
            <text:p>652385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9"/>
          <table:table-cell office:value-type="string" calcext:value-type="string">
            <text:p>w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1" calcext:value-type="float">
            <text:p>1</text:p>
          </table:table-cell>
          <table:table-cell table:style-name="ce1" table:formula="of:=([.$AC39]*POWER(2;[.AD$38]-1)*2*(384/8))/1024" office:value-type="float" office:value="0.1875" calcext:value-type="float">
            <text:p>0.1875</text:p>
          </table:table-cell>
          <table:table-cell table:style-name="ce1" table:formula="of:=([.$AC39]*POWER(2;[.AE$38]-1)*2*(384/8))/1024" office:value-type="float" office:value="0.375" calcext:value-type="float">
            <text:p>0.375</text:p>
          </table:table-cell>
          <table:table-cell table:formula="of:=([.$AC39]*POWER(2;[.AF$38]-1)*2*(384/8))/1024" office:value-type="float" office:value="0.75" calcext:value-type="float">
            <text:p>0.75</text:p>
          </table:table-cell>
          <table:table-cell table:formula="of:=([.$AC39]*POWER(2;[.AG$38]-1)*2*(384/8))/1024" office:value-type="float" office:value="1.5" calcext:value-type="float">
            <text:p>1.5</text:p>
          </table:table-cell>
          <table:table-cell table:style-name="ce1" table:formula="of:=([.$AC39]*POWER(2;[.AH$38]-1)*2*(384/8))/1024" office:value-type="float" office:value="3" calcext:value-type="float">
            <text:p>3</text:p>
          </table:table-cell>
          <table:table-cell table:formula="of:=([.$AC39]*POWER(2;[.AI$38]-1)*2*(384/8))/1024" office:value-type="float" office:value="6" calcext:value-type="float">
            <text:p>6</text:p>
          </table:table-cell>
          <table:table-cell table:formula="of:=([.$AC39]*POWER(2;[.AJ$38]-1)*2*(384/8))/1024" office:value-type="float" office:value="12" calcext:value-type="float">
            <text:p>12</text:p>
          </table:table-cell>
          <table:table-cell table:style-name="ce1" table:formula="of:=([.$AC39]*POWER(2;[.AK$38]-1)*2*(384/8))/1024" office:value-type="float" office:value="24" calcext:value-type="float">
            <text:p>2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2" calcext:value-type="float">
            <text:p>2</text:p>
          </table:table-cell>
          <table:table-cell table:style-name="ce1" table:formula="of:=([.$AC40]*POWER(2;[.AD$38]-1)*2*(384/8))/1024" office:value-type="float" office:value="0.375" calcext:value-type="float">
            <text:p>0.375</text:p>
          </table:table-cell>
          <table:table-cell table:style-name="ce1" table:formula="of:=([.$AC40]*POWER(2;[.AE$38]-1)*2*(384/8))/1024" office:value-type="float" office:value="0.75" calcext:value-type="float">
            <text:p>0.75</text:p>
          </table:table-cell>
          <table:table-cell table:formula="of:=([.$AC40]*POWER(2;[.AF$38]-1)*2*(384/8))/1024" office:value-type="float" office:value="1.5" calcext:value-type="float">
            <text:p>1.5</text:p>
          </table:table-cell>
          <table:table-cell table:formula="of:=([.$AC40]*POWER(2;[.AG$38]-1)*2*(384/8))/1024" office:value-type="float" office:value="3" calcext:value-type="float">
            <text:p>3</text:p>
          </table:table-cell>
          <table:table-cell table:style-name="ce1" table:formula="of:=([.$AC40]*POWER(2;[.AH$38]-1)*2*(384/8))/1024" office:value-type="float" office:value="6" calcext:value-type="float">
            <text:p>6</text:p>
          </table:table-cell>
          <table:table-cell table:formula="of:=([.$AC40]*POWER(2;[.AI$38]-1)*2*(384/8))/1024" office:value-type="float" office:value="12" calcext:value-type="float">
            <text:p>12</text:p>
          </table:table-cell>
          <table:table-cell table:formula="of:=([.$AC40]*POWER(2;[.AJ$38]-1)*2*(384/8))/1024" office:value-type="float" office:value="24" calcext:value-type="float">
            <text:p>24</text:p>
          </table:table-cell>
          <table:table-cell table:style-name="ce1" table:formula="of:=([.$AC40]*POWER(2;[.AK$38]-1)*2*(384/8))/1024" office:value-type="float" office:value="48" calcext:value-type="float">
            <text:p>4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3" calcext:value-type="float">
            <text:p>3</text:p>
          </table:table-cell>
          <table:table-cell table:style-name="ce1" table:formula="of:=([.$AC41]*POWER(2;[.AD$38]-1)*2*(384/8))/1024" office:value-type="float" office:value="0.5625" calcext:value-type="float">
            <text:p>0.5625</text:p>
          </table:table-cell>
          <table:table-cell table:style-name="ce1" table:formula="of:=([.$AC41]*POWER(2;[.AE$38]-1)*2*(384/8))/1024" office:value-type="float" office:value="1.125" calcext:value-type="float">
            <text:p>1.125</text:p>
          </table:table-cell>
          <table:table-cell table:formula="of:=([.$AC41]*POWER(2;[.AF$38]-1)*2*(384/8))/1024" office:value-type="float" office:value="2.25" calcext:value-type="float">
            <text:p>2.25</text:p>
          </table:table-cell>
          <table:table-cell table:formula="of:=([.$AC41]*POWER(2;[.AG$38]-1)*2*(384/8))/1024" office:value-type="float" office:value="4.5" calcext:value-type="float">
            <text:p>4.5</text:p>
          </table:table-cell>
          <table:table-cell table:style-name="ce1" table:formula="of:=([.$AC41]*POWER(2;[.AH$38]-1)*2*(384/8))/1024" office:value-type="float" office:value="9" calcext:value-type="float">
            <text:p>9</text:p>
          </table:table-cell>
          <table:table-cell table:formula="of:=([.$AC41]*POWER(2;[.AI$38]-1)*2*(384/8))/1024" office:value-type="float" office:value="18" calcext:value-type="float">
            <text:p>18</text:p>
          </table:table-cell>
          <table:table-cell table:formula="of:=([.$AC41]*POWER(2;[.AJ$38]-1)*2*(384/8))/1024" office:value-type="float" office:value="36" calcext:value-type="float">
            <text:p>36</text:p>
          </table:table-cell>
          <table:table-cell table:style-name="ce1" table:formula="of:=([.$AC41]*POWER(2;[.AK$38]-1)*2*(384/8))/1024" office:value-type="float" office:value="72" calcext:value-type="float">
            <text:p>72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4" calcext:value-type="float">
            <text:p>4</text:p>
          </table:table-cell>
          <table:table-cell table:style-name="ce1" table:formula="of:=([.$AC42]*POWER(2;[.AD$38]-1)*2*(384/8))/1024" office:value-type="float" office:value="0.75" calcext:value-type="float">
            <text:p>0.75</text:p>
          </table:table-cell>
          <table:table-cell table:style-name="ce1" table:formula="of:=([.$AC42]*POWER(2;[.AE$38]-1)*2*(384/8))/1024" office:value-type="float" office:value="1.5" calcext:value-type="float">
            <text:p>1.5</text:p>
          </table:table-cell>
          <table:table-cell table:formula="of:=([.$AC42]*POWER(2;[.AF$38]-1)*2*(384/8))/1024" office:value-type="float" office:value="3" calcext:value-type="float">
            <text:p>3</text:p>
          </table:table-cell>
          <table:table-cell table:formula="of:=([.$AC42]*POWER(2;[.AG$38]-1)*2*(384/8))/1024" office:value-type="float" office:value="6" calcext:value-type="float">
            <text:p>6</text:p>
          </table:table-cell>
          <table:table-cell table:style-name="ce1" table:formula="of:=([.$AC42]*POWER(2;[.AH$38]-1)*2*(384/8))/1024" office:value-type="float" office:value="12" calcext:value-type="float">
            <text:p>12</text:p>
          </table:table-cell>
          <table:table-cell table:formula="of:=([.$AC42]*POWER(2;[.AI$38]-1)*2*(384/8))/1024" office:value-type="float" office:value="24" calcext:value-type="float">
            <text:p>24</text:p>
          </table:table-cell>
          <table:table-cell table:formula="of:=([.$AC42]*POWER(2;[.AJ$38]-1)*2*(384/8))/1024" office:value-type="float" office:value="48" calcext:value-type="float">
            <text:p>48</text:p>
          </table:table-cell>
          <table:table-cell table:style-name="ce1" table:formula="of:=([.$AC42]*POWER(2;[.AK$38]-1)*2*(384/8))/1024" office:value-type="float" office:value="96" calcext:value-type="float">
            <text:p>9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5" calcext:value-type="float">
            <text:p>5</text:p>
          </table:table-cell>
          <table:table-cell table:style-name="ce1" table:formula="of:=([.$AC43]*POWER(2;[.AD$38]-1)*2*(384/8))/1024" office:value-type="float" office:value="0.9375" calcext:value-type="float">
            <text:p>0.9375</text:p>
          </table:table-cell>
          <table:table-cell table:style-name="ce1" table:formula="of:=([.$AC43]*POWER(2;[.AE$38]-1)*2*(384/8))/1024" office:value-type="float" office:value="1.875" calcext:value-type="float">
            <text:p>1.875</text:p>
          </table:table-cell>
          <table:table-cell table:formula="of:=([.$AC43]*POWER(2;[.AF$38]-1)*2*(384/8))/1024" office:value-type="float" office:value="3.75" calcext:value-type="float">
            <text:p>3.75</text:p>
          </table:table-cell>
          <table:table-cell table:formula="of:=([.$AC43]*POWER(2;[.AG$38]-1)*2*(384/8))/1024" office:value-type="float" office:value="7.5" calcext:value-type="float">
            <text:p>7.5</text:p>
          </table:table-cell>
          <table:table-cell table:style-name="ce1" table:formula="of:=([.$AC43]*POWER(2;[.AH$38]-1)*2*(384/8))/1024" office:value-type="float" office:value="15" calcext:value-type="float">
            <text:p>15</text:p>
          </table:table-cell>
          <table:table-cell table:style-name="ce6" table:formula="of:=([.$AC43]*POWER(2;[.AI$38]-1)*2*(384/8))/1024" office:value-type="float" office:value="30" calcext:value-type="float">
            <text:p>30</text:p>
          </table:table-cell>
          <table:table-cell table:formula="of:=([.$AC43]*POWER(2;[.AJ$38]-1)*2*(384/8))/1024" office:value-type="float" office:value="60" calcext:value-type="float">
            <text:p>60</text:p>
          </table:table-cell>
          <table:table-cell table:style-name="ce1" table:formula="of:=([.$AC43]*POWER(2;[.AK$38]-1)*2*(384/8))/1024" office:value-type="float" office:value="120" calcext:value-type="float">
            <text:p>12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office:value-type="float" office:value="4540" calcext:value-type="float">
            <text:p>454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style-name="ce1" table:formula="of:=([.$AC44]*POWER(2;[.AD$38]-1)*2*(384/8))/1024" office:value-type="float" office:value="1.125" calcext:value-type="float">
            <text:p>1.125</text:p>
          </table:table-cell>
          <table:table-cell table:style-name="ce1" table:formula="of:=([.$AC44]*POWER(2;[.AE$38]-1)*2*(384/8))/1024" office:value-type="float" office:value="2.25" calcext:value-type="float">
            <text:p>2.25</text:p>
          </table:table-cell>
          <table:table-cell table:formula="of:=([.$AC44]*POWER(2;[.AF$38]-1)*2*(384/8))/1024" office:value-type="float" office:value="4.5" calcext:value-type="float">
            <text:p>4.5</text:p>
          </table:table-cell>
          <table:table-cell table:formula="of:=([.$AC44]*POWER(2;[.AG$38]-1)*2*(384/8))/1024" office:value-type="float" office:value="9" calcext:value-type="float">
            <text:p>9</text:p>
          </table:table-cell>
          <table:table-cell table:style-name="ce1" table:formula="of:=([.$AC44]*POWER(2;[.AH$38]-1)*2*(384/8))/1024" office:value-type="float" office:value="18" calcext:value-type="float">
            <text:p>18</text:p>
          </table:table-cell>
          <table:table-cell table:formula="of:=([.$AC44]*POWER(2;[.AI$38]-1)*2*(384/8))/1024" office:value-type="float" office:value="36" calcext:value-type="float">
            <text:p>36</text:p>
          </table:table-cell>
          <table:table-cell table:formula="of:=([.$AC44]*POWER(2;[.AJ$38]-1)*2*(384/8))/1024" office:value-type="float" office:value="72" calcext:value-type="float">
            <text:p>72</text:p>
          </table:table-cell>
          <table:table-cell table:style-name="ce1" table:formula="of:=([.$AC44]*POWER(2;[.AK$38]-1)*2*(384/8))/1024" office:value-type="float" office:value="144" calcext:value-type="float">
            <text:p>14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table:style-name="ce1" table:formula="of:=([.$AC45]*POWER(2;[.AD$38]-1)*2*(384/8))/1024" office:value-type="float" office:value="1.3125" calcext:value-type="float">
            <text:p>1.3125</text:p>
          </table:table-cell>
          <table:table-cell table:style-name="ce1" table:formula="of:=([.$AC45]*POWER(2;[.AE$38]-1)*2*(384/8))/1024" office:value-type="float" office:value="2.625" calcext:value-type="float">
            <text:p>2.625</text:p>
          </table:table-cell>
          <table:table-cell table:formula="of:=([.$AC45]*POWER(2;[.AF$38]-1)*2*(384/8))/1024" office:value-type="float" office:value="5.25" calcext:value-type="float">
            <text:p>5.25</text:p>
          </table:table-cell>
          <table:table-cell table:formula="of:=([.$AC45]*POWER(2;[.AG$38]-1)*2*(384/8))/1024" office:value-type="float" office:value="10.5" calcext:value-type="float">
            <text:p>10.5</text:p>
          </table:table-cell>
          <table:table-cell table:style-name="ce1" table:formula="of:=([.$AC45]*POWER(2;[.AH$38]-1)*2*(384/8))/1024" office:value-type="float" office:value="21" calcext:value-type="float">
            <text:p>21</text:p>
          </table:table-cell>
          <table:table-cell table:formula="of:=([.$AC45]*POWER(2;[.AI$38]-1)*2*(384/8))/1024" office:value-type="float" office:value="42" calcext:value-type="float">
            <text:p>42</text:p>
          </table:table-cell>
          <table:table-cell table:formula="of:=([.$AC45]*POWER(2;[.AJ$38]-1)*2*(384/8))/1024" office:value-type="float" office:value="84" calcext:value-type="float">
            <text:p>84</text:p>
          </table:table-cell>
          <table:table-cell table:style-name="ce1" table:formula="of:=([.$AC45]*POWER(2;[.AK$38]-1)*2*(384/8))/1024" office:value-type="float" office:value="168" calcext:value-type="float">
            <text:p>16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formula="of:=384/4" office:value-type="float" office:value="96" calcext:value-type="float">
            <text:p>96</text:p>
          </table:table-cell>
          <table:table-cell table:formula="of:=384/8" office:value-type="float" office:value="48" calcext:value-type="float">
            <text:p>48</text:p>
          </table:table-cell>
          <table:table-cell table:formula="of:=[.E46]*POWER(2;3)" office:value-type="float" office:value="384" calcext:value-type="float">
            <text:p>384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style-name="ce1" table:formula="of:=([.$AC46]*POWER(2;[.AD$38]-1)*2*(384/8))/1024" office:value-type="float" office:value="1.5" calcext:value-type="float">
            <text:p>1.5</text:p>
          </table:table-cell>
          <table:table-cell table:style-name="ce1" table:formula="of:=([.$AC46]*POWER(2;[.AE$38]-1)*2*(384/8))/1024" office:value-type="float" office:value="3" calcext:value-type="float">
            <text:p>3</text:p>
          </table:table-cell>
          <table:table-cell table:formula="of:=([.$AC46]*POWER(2;[.AF$38]-1)*2*(384/8))/1024" office:value-type="float" office:value="6" calcext:value-type="float">
            <text:p>6</text:p>
          </table:table-cell>
          <table:table-cell table:formula="of:=([.$AC46]*POWER(2;[.AG$38]-1)*2*(384/8))/1024" office:value-type="float" office:value="12" calcext:value-type="float">
            <text:p>12</text:p>
          </table:table-cell>
          <table:table-cell table:style-name="ce4" table:formula="of:=([.$AC46]*POWER(2;[.AH$38]-1)*2*(384/8))/1024" office:value-type="float" office:value="24" calcext:value-type="float">
            <text:p>24</text:p>
          </table:table-cell>
          <table:table-cell table:formula="of:=([.$AC46]*POWER(2;[.AI$38]-1)*2*(384/8))/1024" office:value-type="float" office:value="48" calcext:value-type="float">
            <text:p>48</text:p>
          </table:table-cell>
          <table:table-cell table:formula="of:=([.$AC46]*POWER(2;[.AJ$38]-1)*2*(384/8))/1024" office:value-type="float" office:value="96" calcext:value-type="float">
            <text:p>96</text:p>
          </table:table-cell>
          <table:table-cell table:style-name="ce1" table:formula="of:=([.$AC46]*POWER(2;[.AK$38]-1)*2*(384/8))/1024" office:value-type="float" office:value="192" calcext:value-type="float">
            <text:p>192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formula="of:=[.D46]*(500+[.D14])" office:value-type="float" office:value="285120" calcext:value-type="float">
            <text:p>285120</text:p>
          </table:table-cell>
          <table:table-cell table:formula="of:=[.E46]*(500+[.E44])" office:value-type="float" office:value="241920" calcext:value-type="float">
            <text:p>241920</text:p>
          </table:table-cell>
          <table:table-cell table:formula="of:=2*384/8" office:value-type="float" office:value="96" calcext:value-type="float">
            <text:p>96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style-name="ce1" table:formula="of:=([.$AC47]*POWER(2;[.AD$38]-1)*2*(384/8))/1024" office:value-type="float" office:value="1.6875" calcext:value-type="float">
            <text:p>1.6875</text:p>
          </table:table-cell>
          <table:table-cell table:style-name="ce1" table:formula="of:=([.$AC47]*POWER(2;[.AE$38]-1)*2*(384/8))/1024" office:value-type="float" office:value="3.375" calcext:value-type="float">
            <text:p>3.375</text:p>
          </table:table-cell>
          <table:table-cell table:formula="of:=([.$AC47]*POWER(2;[.AF$38]-1)*2*(384/8))/1024" office:value-type="float" office:value="6.75" calcext:value-type="float">
            <text:p>6.75</text:p>
          </table:table-cell>
          <table:table-cell table:formula="of:=([.$AC47]*POWER(2;[.AG$38]-1)*2*(384/8))/1024" office:value-type="float" office:value="13.5" calcext:value-type="float">
            <text:p>13.5</text:p>
          </table:table-cell>
          <table:table-cell table:style-name="ce1" table:formula="of:=([.$AC47]*POWER(2;[.AH$38]-1)*2*(384/8))/1024" office:value-type="float" office:value="27" calcext:value-type="float">
            <text:p>27</text:p>
          </table:table-cell>
          <table:table-cell table:formula="of:=([.$AC47]*POWER(2;[.AI$38]-1)*2*(384/8))/1024" office:value-type="float" office:value="54" calcext:value-type="float">
            <text:p>54</text:p>
          </table:table-cell>
          <table:table-cell table:formula="of:=([.$AC47]*POWER(2;[.AJ$38]-1)*2*(384/8))/1024" office:value-type="float" office:value="108" calcext:value-type="float">
            <text:p>108</text:p>
          </table:table-cell>
          <table:table-cell table:style-name="ce1" table:formula="of:=([.$AC47]*POWER(2;[.AK$38]-1)*2*(384/8))/1024" office:value-type="float" office:value="216" calcext:value-type="float">
            <text:p>21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formula="of:=200000+[.D47]" office:value-type="float" office:value="485120" calcext:value-type="float">
            <text:p>485120</text:p>
          </table:table-cell>
          <table:table-cell table:formula="of:=200000+[.E47]" office:value-type="float" office:value="441920" calcext:value-type="float">
            <text:p>441920</text:p>
          </table:table-cell>
          <table:table-cell table:formula="of:=[.F47]*[.F46]" office:value-type="float" office:value="36864" calcext:value-type="float">
            <text:p>36864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style-name="ce1" table:formula="of:=([.$AC48]*POWER(2;[.AD$38]-1)*2*(384/8))/1024" office:value-type="float" office:value="1.875" calcext:value-type="float">
            <text:p>1.875</text:p>
          </table:table-cell>
          <table:table-cell table:style-name="ce1" table:formula="of:=([.$AC48]*POWER(2;[.AE$38]-1)*2*(384/8))/1024" office:value-type="float" office:value="3.75" calcext:value-type="float">
            <text:p>3.75</text:p>
          </table:table-cell>
          <table:table-cell table:formula="of:=([.$AC48]*POWER(2;[.AF$38]-1)*2*(384/8))/1024" office:value-type="float" office:value="7.5" calcext:value-type="float">
            <text:p>7.5</text:p>
          </table:table-cell>
          <table:table-cell table:formula="of:=([.$AC48]*POWER(2;[.AG$38]-1)*2*(384/8))/1024" office:value-type="float" office:value="15" calcext:value-type="float">
            <text:p>15</text:p>
          </table:table-cell>
          <table:table-cell table:style-name="ce1" table:formula="of:=([.$AC48]*POWER(2;[.AH$38]-1)*2*(384/8))/1024" office:value-type="float" office:value="30" calcext:value-type="float">
            <text:p>30</text:p>
          </table:table-cell>
          <table:table-cell table:formula="of:=([.$AC48]*POWER(2;[.AI$38]-1)*2*(384/8))/1024" office:value-type="float" office:value="60" calcext:value-type="float">
            <text:p>60</text:p>
          </table:table-cell>
          <table:table-cell table:formula="of:=([.$AC48]*POWER(2;[.AJ$38]-1)*2*(384/8))/1024" office:value-type="float" office:value="120" calcext:value-type="float">
            <text:p>120</text:p>
          </table:table-cell>
          <table:table-cell table:style-name="ce1" table:formula="of:=([.$AC48]*POWER(2;[.AK$38]-1)*2*(384/8))/1024" office:value-type="float" office:value="240" calcext:value-type="float">
            <text:p>24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table:style-name="ce1" table:formula="of:=([.$AC49]*POWER(2;[.AD$38]-1)*2*(384/8))/1024" office:value-type="float" office:value="2.0625" calcext:value-type="float">
            <text:p>2.0625</text:p>
          </table:table-cell>
          <table:table-cell table:style-name="ce1" table:formula="of:=([.$AC49]*POWER(2;[.AE$38]-1)*2*(384/8))/1024" office:value-type="float" office:value="4.125" calcext:value-type="float">
            <text:p>4.125</text:p>
          </table:table-cell>
          <table:table-cell table:formula="of:=([.$AC49]*POWER(2;[.AF$38]-1)*2*(384/8))/1024" office:value-type="float" office:value="8.25" calcext:value-type="float">
            <text:p>8.25</text:p>
          </table:table-cell>
          <table:table-cell table:formula="of:=([.$AC49]*POWER(2;[.AG$38]-1)*2*(384/8))/1024" office:value-type="float" office:value="16.5" calcext:value-type="float">
            <text:p>16.5</text:p>
          </table:table-cell>
          <table:table-cell table:style-name="ce4" table:formula="of:=([.$AC49]*POWER(2;[.AH$38]-1)*2*(384/8))/1024" office:value-type="float" office:value="33" calcext:value-type="float">
            <text:p>33</text:p>
          </table:table-cell>
          <table:table-cell table:formula="of:=([.$AC49]*POWER(2;[.AI$38]-1)*2*(384/8))/1024" office:value-type="float" office:value="66" calcext:value-type="float">
            <text:p>66</text:p>
          </table:table-cell>
          <table:table-cell table:formula="of:=([.$AC49]*POWER(2;[.AJ$38]-1)*2*(384/8))/1024" office:value-type="float" office:value="132" calcext:value-type="float">
            <text:p>132</text:p>
          </table:table-cell>
          <table:table-cell table:style-name="ce1" table:formula="of:=([.$AC49]*POWER(2;[.AK$38]-1)*2*(384/8))/1024" office:value-type="float" office:value="264" calcext:value-type="float">
            <text:p>26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table:style-name="ce1" table:formula="of:=([.$AC50]*POWER(2;[.AD$38]-1)*2*(384/8))/1024" office:value-type="float" office:value="2.25" calcext:value-type="float">
            <text:p>2.25</text:p>
          </table:table-cell>
          <table:table-cell table:style-name="ce1" table:formula="of:=([.$AC50]*POWER(2;[.AE$38]-1)*2*(384/8))/1024" office:value-type="float" office:value="4.5" calcext:value-type="float">
            <text:p>4.5</text:p>
          </table:table-cell>
          <table:table-cell table:formula="of:=([.$AC50]*POWER(2;[.AF$38]-1)*2*(384/8))/1024" office:value-type="float" office:value="9" calcext:value-type="float">
            <text:p>9</text:p>
          </table:table-cell>
          <table:table-cell table:formula="of:=([.$AC50]*POWER(2;[.AG$38]-1)*2*(384/8))/1024" office:value-type="float" office:value="18" calcext:value-type="float">
            <text:p>18</text:p>
          </table:table-cell>
          <table:table-cell table:style-name="ce1" table:formula="of:=([.$AC50]*POWER(2;[.AH$38]-1)*2*(384/8))/1024" office:value-type="float" office:value="36" calcext:value-type="float">
            <text:p>36</text:p>
          </table:table-cell>
          <table:table-cell table:formula="of:=([.$AC50]*POWER(2;[.AI$38]-1)*2*(384/8))/1024" office:value-type="float" office:value="72" calcext:value-type="float">
            <text:p>72</text:p>
          </table:table-cell>
          <table:table-cell table:formula="of:=([.$AC50]*POWER(2;[.AJ$38]-1)*2*(384/8))/1024" office:value-type="float" office:value="144" calcext:value-type="float">
            <text:p>144</text:p>
          </table:table-cell>
          <table:table-cell table:style-name="ce1" table:formula="of:=([.$AC50]*POWER(2;[.AK$38]-1)*2*(384/8))/1024"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table:style-name="ce1" table:formula="of:=([.$AC51]*POWER(2;[.AD$38]-1)*2*(384/8))/1024" office:value-type="float" office:value="2.4375" calcext:value-type="float">
            <text:p>2.4375</text:p>
          </table:table-cell>
          <table:table-cell table:style-name="ce1" table:formula="of:=([.$AC51]*POWER(2;[.AE$38]-1)*2*(384/8))/1024" office:value-type="float" office:value="4.875" calcext:value-type="float">
            <text:p>4.875</text:p>
          </table:table-cell>
          <table:table-cell table:formula="of:=([.$AC51]*POWER(2;[.AF$38]-1)*2*(384/8))/1024" office:value-type="float" office:value="9.75" calcext:value-type="float">
            <text:p>9.75</text:p>
          </table:table-cell>
          <table:table-cell table:formula="of:=([.$AC51]*POWER(2;[.AG$38]-1)*2*(384/8))/1024" office:value-type="float" office:value="19.5" calcext:value-type="float">
            <text:p>19.5</text:p>
          </table:table-cell>
          <table:table-cell table:style-name="ce4" table:formula="of:=([.$AC51]*POWER(2;[.AH$38]-1)*2*(384/8))/1024" office:value-type="float" office:value="39" calcext:value-type="float">
            <text:p>39</text:p>
          </table:table-cell>
          <table:table-cell table:formula="of:=([.$AC51]*POWER(2;[.AI$38]-1)*2*(384/8))/1024" office:value-type="float" office:value="78" calcext:value-type="float">
            <text:p>78</text:p>
          </table:table-cell>
          <table:table-cell table:formula="of:=([.$AC51]*POWER(2;[.AJ$38]-1)*2*(384/8))/1024" office:value-type="float" office:value="156" calcext:value-type="float">
            <text:p>156</text:p>
          </table:table-cell>
          <table:table-cell table:style-name="ce1" table:formula="of:=([.$AC51]*POWER(2;[.AK$38]-1)*2*(384/8))/1024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table:style-name="ce1" table:formula="of:=([.$AC52]*POWER(2;[.AD$38]-1)*2*(384/8))/1024" office:value-type="float" office:value="2.625" calcext:value-type="float">
            <text:p>2.625</text:p>
          </table:table-cell>
          <table:table-cell table:style-name="ce1" table:formula="of:=([.$AC52]*POWER(2;[.AE$38]-1)*2*(384/8))/1024" office:value-type="float" office:value="5.25" calcext:value-type="float">
            <text:p>5.25</text:p>
          </table:table-cell>
          <table:table-cell table:formula="of:=([.$AC52]*POWER(2;[.AF$38]-1)*2*(384/8))/1024" office:value-type="float" office:value="10.5" calcext:value-type="float">
            <text:p>10.5</text:p>
          </table:table-cell>
          <table:table-cell table:formula="of:=([.$AC52]*POWER(2;[.AG$38]-1)*2*(384/8))/1024" office:value-type="float" office:value="21" calcext:value-type="float">
            <text:p>21</text:p>
          </table:table-cell>
          <table:table-cell table:style-name="ce1" table:formula="of:=([.$AC52]*POWER(2;[.AH$38]-1)*2*(384/8))/1024" office:value-type="float" office:value="42" calcext:value-type="float">
            <text:p>42</text:p>
          </table:table-cell>
          <table:table-cell table:formula="of:=([.$AC52]*POWER(2;[.AI$38]-1)*2*(384/8))/1024" office:value-type="float" office:value="84" calcext:value-type="float">
            <text:p>84</text:p>
          </table:table-cell>
          <table:table-cell table:formula="of:=([.$AC52]*POWER(2;[.AJ$38]-1)*2*(384/8))/1024" office:value-type="float" office:value="168" calcext:value-type="float">
            <text:p>168</text:p>
          </table:table-cell>
          <table:table-cell table:style-name="ce1" table:formula="of:=([.$AC52]*POWER(2;[.AK$38]-1)*2*(384/8))/1024"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table:style-name="ce1" table:formula="of:=([.$AC53]*POWER(2;[.AD$38]-1)*2*(384/8))/1024" office:value-type="float" office:value="2.8125" calcext:value-type="float">
            <text:p>2.8125</text:p>
          </table:table-cell>
          <table:table-cell table:style-name="ce1" table:formula="of:=([.$AC53]*POWER(2;[.AE$38]-1)*2*(384/8))/1024" office:value-type="float" office:value="5.625" calcext:value-type="float">
            <text:p>5.625</text:p>
          </table:table-cell>
          <table:table-cell table:formula="of:=([.$AC53]*POWER(2;[.AF$38]-1)*2*(384/8))/1024" office:value-type="float" office:value="11.25" calcext:value-type="float">
            <text:p>11.25</text:p>
          </table:table-cell>
          <table:table-cell table:formula="of:=([.$AC53]*POWER(2;[.AG$38]-1)*2*(384/8))/1024" office:value-type="float" office:value="22.5" calcext:value-type="float">
            <text:p>22.5</text:p>
          </table:table-cell>
          <table:table-cell table:style-name="ce1" table:formula="of:=([.$AC53]*POWER(2;[.AH$38]-1)*2*(384/8))/1024" office:value-type="float" office:value="45" calcext:value-type="float">
            <text:p>45</text:p>
          </table:table-cell>
          <table:table-cell table:formula="of:=([.$AC53]*POWER(2;[.AI$38]-1)*2*(384/8))/1024" office:value-type="float" office:value="90" calcext:value-type="float">
            <text:p>90</text:p>
          </table:table-cell>
          <table:table-cell table:formula="of:=([.$AC53]*POWER(2;[.AJ$38]-1)*2*(384/8))/1024" office:value-type="float" office:value="180" calcext:value-type="float">
            <text:p>180</text:p>
          </table:table-cell>
          <table:table-cell table:style-name="ce1" table:formula="of:=([.$AC53]*POWER(2;[.AK$38]-1)*2*(384/8))/1024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table:style-name="ce1" table:formula="of:=([.$AC54]*POWER(2;[.AD$38]-1)*2*(384/8))/1024" office:value-type="float" office:value="3" calcext:value-type="float">
            <text:p>3</text:p>
          </table:table-cell>
          <table:table-cell table:style-name="ce1" table:formula="of:=([.$AC54]*POWER(2;[.AE$38]-1)*2*(384/8))/1024" office:value-type="float" office:value="6" calcext:value-type="float">
            <text:p>6</text:p>
          </table:table-cell>
          <table:table-cell table:formula="of:=([.$AC54]*POWER(2;[.AF$38]-1)*2*(384/8))/1024" office:value-type="float" office:value="12" calcext:value-type="float">
            <text:p>12</text:p>
          </table:table-cell>
          <table:table-cell table:formula="of:=([.$AC54]*POWER(2;[.AG$38]-1)*2*(384/8))/1024" office:value-type="float" office:value="24" calcext:value-type="float">
            <text:p>24</text:p>
          </table:table-cell>
          <table:table-cell table:style-name="ce5" table:formula="of:=([.$AC54]*POWER(2;[.AH$38]-1)*2*(384/8))/1024" office:value-type="float" office:value="48" calcext:value-type="float">
            <text:p>48</text:p>
          </table:table-cell>
          <table:table-cell table:formula="of:=([.$AC54]*POWER(2;[.AI$38]-1)*2*(384/8))/1024" office:value-type="float" office:value="96" calcext:value-type="float">
            <text:p>96</text:p>
          </table:table-cell>
          <table:table-cell table:formula="of:=([.$AC54]*POWER(2;[.AJ$38]-1)*2*(384/8))/1024" office:value-type="float" office:value="192" calcext:value-type="float">
            <text:p>192</text:p>
          </table:table-cell>
          <table:table-cell table:style-name="ce1" table:formula="of:=([.$AC54]*POWER(2;[.AK$38]-1)*2*(384/8))/1024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7" calcext:value-type="float">
            <text:p>17</text:p>
          </table:table-cell>
          <table:table-cell table:style-name="ce1" table:formula="of:=([.$AC55]*POWER(2;[.AD$38]-1)*2*(384/8))/1024" office:value-type="float" office:value="3.1875" calcext:value-type="float">
            <text:p>3.1875</text:p>
          </table:table-cell>
          <table:table-cell table:style-name="ce1" table:formula="of:=([.$AC55]*POWER(2;[.AE$38]-1)*2*(384/8))/1024" office:value-type="float" office:value="6.375" calcext:value-type="float">
            <text:p>6.375</text:p>
          </table:table-cell>
          <table:table-cell table:formula="of:=([.$AC55]*POWER(2;[.AF$38]-1)*2*(384/8))/1024" office:value-type="float" office:value="12.75" calcext:value-type="float">
            <text:p>12.75</text:p>
          </table:table-cell>
          <table:table-cell table:formula="of:=([.$AC55]*POWER(2;[.AG$38]-1)*2*(384/8))/1024" office:value-type="float" office:value="25.5" calcext:value-type="float">
            <text:p>25.5</text:p>
          </table:table-cell>
          <table:table-cell table:style-name="ce1" table:formula="of:=([.$AC55]*POWER(2;[.AH$38]-1)*2*(384/8))/1024" office:value-type="float" office:value="51" calcext:value-type="float">
            <text:p>51</text:p>
          </table:table-cell>
          <table:table-cell table:formula="of:=([.$AC55]*POWER(2;[.AI$38]-1)*2*(384/8))/1024" office:value-type="float" office:value="102" calcext:value-type="float">
            <text:p>102</text:p>
          </table:table-cell>
          <table:table-cell table:formula="of:=([.$AC55]*POWER(2;[.AJ$38]-1)*2*(384/8))/1024" office:value-type="float" office:value="204" calcext:value-type="float">
            <text:p>204</text:p>
          </table:table-cell>
          <table:table-cell table:style-name="ce1" table:formula="of:=([.$AC55]*POWER(2;[.AK$38]-1)*2*(384/8))/1024"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8" calcext:value-type="float">
            <text:p>18</text:p>
          </table:table-cell>
          <table:table-cell table:style-name="ce1" table:formula="of:=([.$AC56]*POWER(2;[.AD$38]-1)*2*(384/8))/1024" office:value-type="float" office:value="3.375" calcext:value-type="float">
            <text:p>3.375</text:p>
          </table:table-cell>
          <table:table-cell table:style-name="ce1" table:formula="of:=([.$AC56]*POWER(2;[.AE$38]-1)*2*(384/8))/1024" office:value-type="float" office:value="6.75" calcext:value-type="float">
            <text:p>6.75</text:p>
          </table:table-cell>
          <table:table-cell table:formula="of:=([.$AC56]*POWER(2;[.AF$38]-1)*2*(384/8))/1024" office:value-type="float" office:value="13.5" calcext:value-type="float">
            <text:p>13.5</text:p>
          </table:table-cell>
          <table:table-cell table:formula="of:=([.$AC56]*POWER(2;[.AG$38]-1)*2*(384/8))/1024" office:value-type="float" office:value="27" calcext:value-type="float">
            <text:p>27</text:p>
          </table:table-cell>
          <table:table-cell table:style-name="ce1" table:formula="of:=([.$AC56]*POWER(2;[.AH$38]-1)*2*(384/8))/1024" office:value-type="float" office:value="54" calcext:value-type="float">
            <text:p>54</text:p>
          </table:table-cell>
          <table:table-cell table:formula="of:=([.$AC56]*POWER(2;[.AI$38]-1)*2*(384/8))/1024" office:value-type="float" office:value="108" calcext:value-type="float">
            <text:p>108</text:p>
          </table:table-cell>
          <table:table-cell table:formula="of:=([.$AC56]*POWER(2;[.AJ$38]-1)*2*(384/8))/1024" office:value-type="float" office:value="216" calcext:value-type="float">
            <text:p>216</text:p>
          </table:table-cell>
          <table:table-cell table:style-name="ce1" table:formula="of:=([.$AC56]*POWER(2;[.AK$38]-1)*2*(384/8))/1024"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9" calcext:value-type="float">
            <text:p>19</text:p>
          </table:table-cell>
          <table:table-cell table:style-name="ce1" table:formula="of:=([.$AC57]*POWER(2;[.AD$38]-1)*2*(384/8))/1024" office:value-type="float" office:value="3.5625" calcext:value-type="float">
            <text:p>3.5625</text:p>
          </table:table-cell>
          <table:table-cell table:style-name="ce1" table:formula="of:=([.$AC57]*POWER(2;[.AE$38]-1)*2*(384/8))/1024" office:value-type="float" office:value="7.125" calcext:value-type="float">
            <text:p>7.125</text:p>
          </table:table-cell>
          <table:table-cell table:formula="of:=([.$AC57]*POWER(2;[.AF$38]-1)*2*(384/8))/1024" office:value-type="float" office:value="14.25" calcext:value-type="float">
            <text:p>14.25</text:p>
          </table:table-cell>
          <table:table-cell table:formula="of:=([.$AC57]*POWER(2;[.AG$38]-1)*2*(384/8))/1024" office:value-type="float" office:value="28.5" calcext:value-type="float">
            <text:p>28.5</text:p>
          </table:table-cell>
          <table:table-cell table:style-name="ce1" table:formula="of:=([.$AC57]*POWER(2;[.AH$38]-1)*2*(384/8))/1024" office:value-type="float" office:value="57" calcext:value-type="float">
            <text:p>57</text:p>
          </table:table-cell>
          <table:table-cell table:formula="of:=([.$AC57]*POWER(2;[.AI$38]-1)*2*(384/8))/1024" office:value-type="float" office:value="114" calcext:value-type="float">
            <text:p>114</text:p>
          </table:table-cell>
          <table:table-cell table:formula="of:=([.$AC57]*POWER(2;[.AJ$38]-1)*2*(384/8))/1024" office:value-type="float" office:value="228" calcext:value-type="float">
            <text:p>228</text:p>
          </table:table-cell>
          <table:table-cell table:style-name="ce1" table:formula="of:=([.$AC57]*POWER(2;[.AK$38]-1)*2*(384/8))/1024"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20" calcext:value-type="float">
            <text:p>20</text:p>
          </table:table-cell>
          <table:table-cell table:style-name="ce1" table:formula="of:=([.$AC58]*POWER(2;[.AD$38]-1)*2*(384/8))/1024" office:value-type="float" office:value="3.75" calcext:value-type="float">
            <text:p>3.75</text:p>
          </table:table-cell>
          <table:table-cell table:style-name="ce1" table:formula="of:=([.$AC58]*POWER(2;[.AE$38]-1)*2*(384/8))/1024" office:value-type="float" office:value="7.5" calcext:value-type="float">
            <text:p>7.5</text:p>
          </table:table-cell>
          <table:table-cell table:formula="of:=([.$AC58]*POWER(2;[.AF$38]-1)*2*(384/8))/1024" office:value-type="float" office:value="15" calcext:value-type="float">
            <text:p>15</text:p>
          </table:table-cell>
          <table:table-cell table:formula="of:=([.$AC58]*POWER(2;[.AG$38]-1)*2*(384/8))/1024" office:value-type="float" office:value="30" calcext:value-type="float">
            <text:p>30</text:p>
          </table:table-cell>
          <table:table-cell table:style-name="ce1" table:formula="of:=([.$AC58]*POWER(2;[.AH$38]-1)*2*(384/8))/1024" office:value-type="float" office:value="60" calcext:value-type="float">
            <text:p>60</text:p>
          </table:table-cell>
          <table:table-cell table:formula="of:=([.$AC58]*POWER(2;[.AI$38]-1)*2*(384/8))/1024" office:value-type="float" office:value="120" calcext:value-type="float">
            <text:p>120</text:p>
          </table:table-cell>
          <table:table-cell table:formula="of:=([.$AC58]*POWER(2;[.AJ$38]-1)*2*(384/8))/1024" office:value-type="float" office:value="240" calcext:value-type="float">
            <text:p>240</text:p>
          </table:table-cell>
          <table:table-cell table:style-name="ce1" table:formula="of:=([.$AC58]*POWER(2;[.AK$38]-1)*2*(384/8))/1024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21" calcext:value-type="float">
            <text:p>21</text:p>
          </table:table-cell>
          <table:table-cell table:style-name="ce1" table:formula="of:=([.$AC59]*POWER(2;[.AD$38]-1)*2*(384/8))/1024" office:value-type="float" office:value="3.9375" calcext:value-type="float">
            <text:p>3.9375</text:p>
          </table:table-cell>
          <table:table-cell table:style-name="ce1" table:formula="of:=([.$AC59]*POWER(2;[.AE$38]-1)*2*(384/8))/1024" office:value-type="float" office:value="7.875" calcext:value-type="float">
            <text:p>7.875</text:p>
          </table:table-cell>
          <table:table-cell table:formula="of:=([.$AC59]*POWER(2;[.AF$38]-1)*2*(384/8))/1024" office:value-type="float" office:value="15.75" calcext:value-type="float">
            <text:p>15.75</text:p>
          </table:table-cell>
          <table:table-cell table:formula="of:=([.$AC59]*POWER(2;[.AG$38]-1)*2*(384/8))/1024" office:value-type="float" office:value="31.5" calcext:value-type="float">
            <text:p>31.5</text:p>
          </table:table-cell>
          <table:table-cell table:style-name="ce1" table:formula="of:=([.$AC59]*POWER(2;[.AH$38]-1)*2*(384/8))/1024" office:value-type="float" office:value="63" calcext:value-type="float">
            <text:p>63</text:p>
          </table:table-cell>
          <table:table-cell table:formula="of:=([.$AC59]*POWER(2;[.AI$38]-1)*2*(384/8))/1024" office:value-type="float" office:value="126" calcext:value-type="float">
            <text:p>126</text:p>
          </table:table-cell>
          <table:table-cell table:formula="of:=([.$AC59]*POWER(2;[.AJ$38]-1)*2*(384/8))/1024" office:value-type="float" office:value="252" calcext:value-type="float">
            <text:p>252</text:p>
          </table:table-cell>
          <table:table-cell table:style-name="ce1" table:formula="of:=([.$AC59]*POWER(2;[.AK$38]-1)*2*(384/8))/1024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table:number-columns-repeated="29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calcext:conditional-formats>
          <calcext:conditional-format calcext:target-range-address="Sheet1.AG17:Sheet1.AJ34">
            <calcext:color-scale>
              <calcext:color-scale-entry calcext:value="0" calcext:type="minimum" calcext:color="#ff0000"/>
              <calcext:color-scale-entry calcext:value="50" calcext:type="percentile" calcext:color="#99ff66"/>
              <calcext:color-scale-entry calcext:value="0" calcext:type="maximum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3:57:21.530891351</meta:creation-date>
    <dc:date>2016-06-14T17:52:32.985833362</dc:date>
    <meta:editing-duration>PT51M59S</meta:editing-duration>
    <meta:editing-cycles>4</meta:editing-cycles>
    <meta:generator>LibreOffice/5.0.6.2$Linux_X86_64 LibreOffice_project/00$Build-2</meta:generator>
    <meta:document-statistic meta:table-count="1" meta:cell-count="873" meta:object-count="0"/>
  </office:meta>
</office:document-meta>
</file>